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ytecode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]=[.D1]" office:value-type="boolean" office:boolean-value="true" calcext:value-type="boolean">
            <text:p>TRUE</text:p>
          </table:table-cell>
          <table:table-cell table:formula="of:=IF([.B1]=[.E1]; &quot;&quot;; &quot;*&quot;)">
            <text:p/>
          </table:table-cell>
          <table:table-cell table:formula="of:=IF([.B1]=[.E1]; &quot;&quot;; [.E1]-[.B1])">
            <text:p/>
          </table:table-cell>
          <table:table-cell table:formula="of:=IF([.B1]=[.E1]; &quot;&quot;; (([.E1]-[.B1])/[.B1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formula="of:=IF([.B2]=[.E2]; &quot;&quot;; [.E2]-[.B2])">
            <text:p/>
          </table:table-cell>
          <table:table-cell table:formula="of:=IF([.B2]=[.E2]; &quot;&quot;; (([.E2]-[.B2])/[.B2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 office:value-type="string" office:string-value="*" calcext:value-type="string">
            <text:p>*</text:p>
          </table:table-cell>
          <table:table-cell table:formula="of:=IF([.B3]=[.E3]; &quot;&quot;; [.E3]-[.B3])" office:value-type="float" office:value="40" calcext:value-type="float">
            <text:p>40</text:p>
          </table:table-cell>
          <table:table-cell table:formula="of:=IF([.B3]=[.E3]; &quot;&quot;; (([.E3]-[.B3])/[.B3])*100)" office:value-type="float" office:value="5.20833333333333" calcext:value-type="float">
            <text:p>5.20833333333333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 office:value-type="string" office:string-value="*" calcext:value-type="string">
            <text:p>*</text:p>
          </table:table-cell>
          <table:table-cell table:formula="of:=IF([.B5]=[.E5]; &quot;&quot;; [.E5]-[.B5])" office:value-type="float" office:value="40" calcext:value-type="float">
            <text:p>40</text:p>
          </table:table-cell>
          <table:table-cell table:formula="of:=IF([.B5]=[.E5]; &quot;&quot;; (([.E5]-[.B5])/[.B5])*100)" office:value-type="float" office:value="2.97619047619048" calcext:value-type="float">
            <text:p>2.97619047619048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 office:value-type="string" office:string-value="*" calcext:value-type="string">
            <text:p>*</text:p>
          </table:table-cell>
          <table:table-cell table:formula="of:=IF([.B6]=[.E6]; &quot;&quot;; [.E6]-[.B6])" office:value-type="float" office:value="8" calcext:value-type="float">
            <text:p>8</text:p>
          </table:table-cell>
          <table:table-cell table:formula="of:=IF([.B6]=[.E6]; &quot;&quot;; (([.E6]-[.B6])/[.B6])*100)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formula="of:=IF([.B8]=[.E8]; &quot;&quot;; [.E8]-[.B8])">
            <text:p/>
          </table:table-cell>
          <table:table-cell table:formula="of:=IF([.B8]=[.E8]; &quot;&quot;; (([.E8]-[.B8])/[.B8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formula="of:=IF([.B9]=[.E9]; &quot;&quot;; [.E9]-[.B9])">
            <text:p/>
          </table:table-cell>
          <table:table-cell table:formula="of:=IF([.B9]=[.E9]; &quot;&quot;; (([.E9]-[.B9])/[.B9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 office:value-type="string" office:string-value="*" calcext:value-type="string">
            <text:p>*</text:p>
          </table:table-cell>
          <table:table-cell table:formula="of:=IF([.B10]=[.E10]; &quot;&quot;; [.E10]-[.B10])" office:value-type="float" office:value="24" calcext:value-type="float">
            <text:p>24</text:p>
          </table:table-cell>
          <table:table-cell table:formula="of:=IF([.B10]=[.E10]; &quot;&quot;; (([.E10]-[.B10])/[.B10])*100)" office:value-type="float" office:value="13.6363636363636" calcext:value-type="float">
            <text:p>13.6363636363636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formula="of:=IF([.B12]=[.E12]; &quot;&quot;; [.E12]-[.B12])">
            <text:p/>
          </table:table-cell>
          <table:table-cell table:formula="of:=IF([.B12]=[.E12]; &quot;&quot;; (([.E12]-[.B12])/[.B12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 office:value-type="string" office:string-value="*" calcext:value-type="string">
            <text:p>*</text:p>
          </table:table-cell>
          <table:table-cell table:formula="of:=IF([.B13]=[.E13]; &quot;&quot;; [.E13]-[.B13])" office:value-type="float" office:value="16" calcext:value-type="float">
            <text:p>16</text:p>
          </table:table-cell>
          <table:table-cell table:formula="of:=IF([.B13]=[.E13]; &quot;&quot;; (([.E13]-[.B13])/[.B13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 office:value-type="string" office:string-value="*" calcext:value-type="string">
            <text:p>*</text:p>
          </table:table-cell>
          <table:table-cell table:formula="of:=IF([.B15]=[.E15]; &quot;&quot;; [.E15]-[.B15])" office:value-type="float" office:value="64" calcext:value-type="float">
            <text:p>64</text:p>
          </table:table-cell>
          <table:table-cell table:formula="of:=IF([.B15]=[.E15]; &quot;&quot;; (([.E15]-[.B15])/[.B15])*100)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 office:value-type="string" office:string-value="*" calcext:value-type="string">
            <text:p>*</text:p>
          </table:table-cell>
          <table:table-cell table:formula="of:=IF([.B16]=[.E16]; &quot;&quot;; [.E16]-[.B16])" office:value-type="float" office:value="8" calcext:value-type="float">
            <text:p>8</text:p>
          </table:table-cell>
          <table:table-cell table:formula="of:=IF([.B16]=[.E16]; &quot;&quot;; (([.E16]-[.B16])/[.B16])*100)" office:value-type="float" office:value="0.427350427350427" calcext:value-type="float">
            <text:p>0.427350427350427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 office:value-type="string" office:string-value="*" calcext:value-type="string">
            <text:p>*</text:p>
          </table:table-cell>
          <table:table-cell table:formula="of:=IF([.B17]=[.E17]; &quot;&quot;; [.E17]-[.B17])" office:value-type="float" office:value="80" calcext:value-type="float">
            <text:p>80</text:p>
          </table:table-cell>
          <table:table-cell table:formula="of:=IF([.B17]=[.E17]; &quot;&quot;; (([.E17]-[.B17])/[.B17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 office:value-type="string" office:string-value="*" calcext:value-type="string">
            <text:p>*</text:p>
          </table:table-cell>
          <table:table-cell table:formula="of:=IF([.B18]=[.E18]; &quot;&quot;; [.E18]-[.B18])" office:value-type="float" office:value="72" calcext:value-type="float">
            <text:p>72</text:p>
          </table:table-cell>
          <table:table-cell table:formula="of:=IF([.B18]=[.E18]; &quot;&quot;; (([.E18]-[.B18])/[.B18])*100)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 office:value-type="string" office:string-value="*" calcext:value-type="string">
            <text:p>*</text:p>
          </table:table-cell>
          <table:table-cell table:formula="of:=IF([.B19]=[.E19]; &quot;&quot;; [.E19]-[.B19])" office:value-type="float" office:value="80" calcext:value-type="float">
            <text:p>80</text:p>
          </table:table-cell>
          <table:table-cell table:formula="of:=IF([.B19]=[.E19]; &quot;&quot;; (([.E19]-[.B19])/[.B19])*100)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 office:value-type="string" office:string-value="*" calcext:value-type="string">
            <text:p>*</text:p>
          </table:table-cell>
          <table:table-cell table:formula="of:=IF([.B20]=[.E20]; &quot;&quot;; [.E20]-[.B20])" office:value-type="float" office:value="80" calcext:value-type="float">
            <text:p>80</text:p>
          </table:table-cell>
          <table:table-cell table:formula="of:=IF([.B20]=[.E20]; &quot;&quot;; (([.E20]-[.B20])/[.B20])*100)" office:value-type="float" office:value="6.57894736842105" calcext:value-type="float">
            <text:p>6.57894736842105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formula="of:=IF([.B22]=[.E22]; &quot;&quot;; [.E22]-[.B22])">
            <text:p/>
          </table:table-cell>
          <table:table-cell table:formula="of:=IF([.B22]=[.E22]; &quot;&quot;; (([.E22]-[.B22])/[.B22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formula="of:=IF([.B23]=[.E23]; &quot;&quot;; [.E23]-[.B23])">
            <text:p/>
          </table:table-cell>
          <table:table-cell table:formula="of:=IF([.B23]=[.E23]; &quot;&quot;; (([.E23]-[.B23])/[.B23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formula="of:=IF([.B24]=[.E24]; &quot;&quot;; [.E24]-[.B24])">
            <text:p/>
          </table:table-cell>
          <table:table-cell table:formula="of:=IF([.B24]=[.E24]; &quot;&quot;; (([.E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formula="of:=IF([.B25]=[.E25]; &quot;&quot;; [.E25]-[.B25])">
            <text:p/>
          </table:table-cell>
          <table:table-cell table:formula="of:=IF([.B25]=[.E25]; &quot;&quot;; (([.E25]-[.B25])/[.B25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 office:value-type="string" office:string-value="*" calcext:value-type="string">
            <text:p>*</text:p>
          </table:table-cell>
          <table:table-cell table:formula="of:=IF([.B26]=[.E26]; &quot;&quot;; [.E26]-[.B26])" office:value-type="float" office:value="24" calcext:value-type="float">
            <text:p>24</text:p>
          </table:table-cell>
          <table:table-cell table:formula="of:=IF([.B26]=[.E26]; &quot;&quot;; (([.E26]-[.B26])/[.B26])*100)" office:value-type="float" office:value="8.82352941176471" calcext:value-type="float">
            <text:p>8.82352941176471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 office:value-type="string" office:string-value="*" calcext:value-type="string">
            <text:p>*</text:p>
          </table:table-cell>
          <table:table-cell table:formula="of:=IF([.B27]=[.E27]; &quot;&quot;; [.E27]-[.B27])" office:value-type="float" office:value="16" calcext:value-type="float">
            <text:p>16</text:p>
          </table:table-cell>
          <table:table-cell table:formula="of:=IF([.B27]=[.E27]; &quot;&quot;; (([.E27]-[.B27])/[.B27])*100)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 office:value-type="string" office:string-value="*" calcext:value-type="string">
            <text:p>*</text:p>
          </table:table-cell>
          <table:table-cell table:formula="of:=IF([.B28]=[.E28]; &quot;&quot;; [.E28]-[.B28])" office:value-type="float" office:value="16" calcext:value-type="float">
            <text:p>16</text:p>
          </table:table-cell>
          <table:table-cell table:formula="of:=IF([.B28]=[.E28]; &quot;&quot;; (([.E28]-[.B28])/[.B28])*100)"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formula="of:=IF([.B35]=[.E35]; &quot;&quot;; [.E35]-[.B35])">
            <text:p/>
          </table:table-cell>
          <table:table-cell table:formula="of:=IF([.B35]=[.E35]; &quot;&quot;; (([.E35]-[.B35])/[.B35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 office:value-type="string" office:string-value="*" calcext:value-type="string">
            <text:p>*</text:p>
          </table:table-cell>
          <table:table-cell table:formula="of:=IF([.B36]=[.E36]; &quot;&quot;; [.E36]-[.B36])" office:value-type="float" office:value="8" calcext:value-type="float">
            <text:p>8</text:p>
          </table:table-cell>
          <table:table-cell table:formula="of:=IF([.B36]=[.E36]; &quot;&quot;; (([.E36]-[.B36])/[.B36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 office:value-type="string" office:string-value="*" calcext:value-type="string">
            <text:p>*</text:p>
          </table:table-cell>
          <table:table-cell table:formula="of:=IF([.B38]=[.E38]; &quot;&quot;; [.E38]-[.B38])" office:value-type="float" office:value="152" calcext:value-type="float">
            <text:p>152</text:p>
          </table:table-cell>
          <table:table-cell table:formula="of:=IF([.B38]=[.E38]; &quot;&quot;; (([.E38]-[.B38])/[.B38])*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 office:value-type="string" office:string-value="*" calcext:value-type="string">
            <text:p>*</text:p>
          </table:table-cell>
          <table:table-cell table:formula="of:=IF([.B40]=[.E40]; &quot;&quot;; [.E40]-[.B40])" office:value-type="float" office:value="88" calcext:value-type="float">
            <text:p>88</text:p>
          </table:table-cell>
          <table:table-cell table:formula="of:=IF([.B40]=[.E40]; &quot;&quot;; (([.E40]-[.B40])/[.B40])*100)" office:value-type="float" office:value="29.7297297297297" calcext:value-type="float">
            <text:p>29.7297297297297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formula="of:=IF([.B42]=[.E42]; &quot;&quot;; [.E42]-[.B42])">
            <text:p/>
          </table:table-cell>
          <table:table-cell table:formula="of:=IF([.B42]=[.E42]; &quot;&quot;; (([.E42]-[.B42])/[.B42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 office:value-type="string" office:string-value="*" calcext:value-type="string">
            <text:p>*</text:p>
          </table:table-cell>
          <table:table-cell table:formula="of:=IF([.B44]=[.E44]; &quot;&quot;; [.E44]-[.B44])" office:value-type="float" office:value="8" calcext:value-type="float">
            <text:p>8</text:p>
          </table:table-cell>
          <table:table-cell table:formula="of:=IF([.B44]=[.E44]; &quot;&quot;; (([.E44]-[.B44])/[.B44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 office:value-type="string" office:string-value="*" calcext:value-type="string">
            <text:p>*</text:p>
          </table:table-cell>
          <table:table-cell table:formula="of:=IF([.B45]=[.E45]; &quot;&quot;; [.E45]-[.B45])" office:value-type="float" office:value="8" calcext:value-type="float">
            <text:p>8</text:p>
          </table:table-cell>
          <table:table-cell table:formula="of:=IF([.B45]=[.E45]; &quot;&quot;; (([.E45]-[.B45])/[.B45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formula="of:=IF([.B47]=[.E47]; &quot;&quot;; [.E47]-[.B47])">
            <text:p/>
          </table:table-cell>
          <table:table-cell table:formula="of:=IF([.B47]=[.E47]; &quot;&quot;; (([.E47]-[.B47])/[.B47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formula="of:=IF([.B48]=[.E48]; &quot;&quot;; [.E48]-[.B48])">
            <text:p/>
          </table:table-cell>
          <table:table-cell table:formula="of:=IF([.B48]=[.E48]; &quot;&quot;; (([.E48]-[.B48])/[.B48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formula="of:=IF([.B49]=[.E49]; &quot;&quot;; [.E49]-[.B49])">
            <text:p/>
          </table:table-cell>
          <table:table-cell table:formula="of:=IF([.B49]=[.E49]; &quot;&quot;; (([.E49]-[.B49])/[.B49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formula="of:=IF([.B50]=[.E50]; &quot;&quot;; [.E50]-[.B50])">
            <text:p/>
          </table:table-cell>
          <table:table-cell table:formula="of:=IF([.B50]=[.E50]; &quot;&quot;; (([.E50]-[.B50])/[.B50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31224" calcext:value-type="float">
            <text:p>31224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31736" calcext:value-type="float">
            <text:p>31736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 office:value-type="string" office:string-value="*" calcext:value-type="string">
            <text:p>*</text:p>
          </table:table-cell>
          <table:table-cell table:formula="of:=IF([.B51]=[.E51]; &quot;&quot;; [.E51]-[.B51])" office:value-type="float" office:value="512" calcext:value-type="float">
            <text:p>512</text:p>
          </table:table-cell>
          <table:table-cell table:formula="of:=IF([.B51]=[.E51]; &quot;&quot;; (([.E51]-[.B51])/[.B51])*100)" office:value-type="float" office:value="1.63976428388419" calcext:value-type="float">
            <text:p>1.63976428388419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>
            <text:p/>
          </table:table-cell>
          <table:table-cell table:formula="of:=IF([.B52]=[.E52]; &quot;&quot;; [.E52]-[.B52])">
            <text:p/>
          </table:table-cell>
          <table:table-cell table:formula="of:=IF([.B52]=[.E52]; &quot;&quot;; (([.E52]-[.B52])/[.B52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 office:value-type="string" office:string-value="*" calcext:value-type="string">
            <text:p>*</text:p>
          </table:table-cell>
          <table:table-cell table:formula="of:=IF([.B53]=[.E53]; &quot;&quot;; [.E53]-[.B53])" office:value-type="float" office:value="96" calcext:value-type="float">
            <text:p>96</text:p>
          </table:table-cell>
          <table:table-cell table:formula="of:=IF([.B53]=[.E53]; &quot;&quot;; (([.E53]-[.B53])/[.B53])*100)" office:value-type="float" office:value="8.69565217391304" calcext:value-type="float">
            <text:p>8.69565217391304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 office:value-type="string" office:string-value="*" calcext:value-type="string">
            <text:p>*</text:p>
          </table:table-cell>
          <table:table-cell table:formula="of:=IF([.B54]=[.E54]; &quot;&quot;; [.E54]-[.B54])" office:value-type="float" office:value="72" calcext:value-type="float">
            <text:p>72</text:p>
          </table:table-cell>
          <table:table-cell table:formula="of:=IF([.B54]=[.E54]; &quot;&quot;; (([.E54]-[.B54])/[.B54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 office:value-type="string" office:string-value="*" calcext:value-type="string">
            <text:p>*</text:p>
          </table:table-cell>
          <table:table-cell table:formula="of:=IF([.B55]=[.E55]; &quot;&quot;; [.E55]-[.B55])" office:value-type="float" office:value="72" calcext:value-type="float">
            <text:p>72</text:p>
          </table:table-cell>
          <table:table-cell table:formula="of:=IF([.B55]=[.E55]; &quot;&quot;; (([.E55]-[.B55])/[.B55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formula="of:=IF([.B57]=[.E57]; &quot;&quot;; [.E57]-[.B57])">
            <text:p/>
          </table:table-cell>
          <table:table-cell table:formula="of:=IF([.B57]=[.E57]; &quot;&quot;; (([.E57]-[.B57])/[.B57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formula="of:=IF([.B58]=[.E58]; &quot;&quot;; [.E58]-[.B58])">
            <text:p/>
          </table:table-cell>
          <table:table-cell table:formula="of:=IF([.B58]=[.E58]; &quot;&quot;; (([.E58]-[.B58])/[.B58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 office:value-type="string" office:string-value="*" calcext:value-type="string">
            <text:p>*</text:p>
          </table:table-cell>
          <table:table-cell table:formula="of:=IF([.B60]=[.E60]; &quot;&quot;; [.E60]-[.B60])" office:value-type="float" office:value="56" calcext:value-type="float">
            <text:p>56</text:p>
          </table:table-cell>
          <table:table-cell table:formula="of:=IF([.B60]=[.E60]; &quot;&quot;; (([.E60]-[.B60])/[.B60])*100)" office:value-type="float" office:value="17.0731707317073" calcext:value-type="float">
            <text:p>17.0731707317073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 office:value-type="string" office:string-value="*" calcext:value-type="string">
            <text:p>*</text:p>
          </table:table-cell>
          <table:table-cell table:formula="of:=IF([.B61]=[.E61]; &quot;&quot;; [.E61]-[.B61])" office:value-type="float" office:value="104" calcext:value-type="float">
            <text:p>104</text:p>
          </table:table-cell>
          <table:table-cell table:formula="of:=IF([.B61]=[.E61]; &quot;&quot;; (([.E61]-[.B61])/[.B61])*100)" office:value-type="float" office:value="9.02777777777778" calcext:value-type="float">
            <text:p>9.02777777777778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616" calcext:value-type="float">
            <text:p>1616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 office:value-type="string" office:string-value="*" calcext:value-type="string">
            <text:p>*</text:p>
          </table:table-cell>
          <table:table-cell table:formula="of:=IF([.B62]=[.E62]; &quot;&quot;; [.E62]-[.B62])" office:value-type="float" office:value="16" calcext:value-type="float">
            <text:p>16</text:p>
          </table:table-cell>
          <table:table-cell table:formula="of:=IF([.B62]=[.E62]; &quot;&quot;; (([.E62]-[.B62])/[.B62])*1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 office:value-type="string" office:string-value="*" calcext:value-type="string">
            <text:p>*</text:p>
          </table:table-cell>
          <table:table-cell table:formula="of:=IF([.B63]=[.E63]; &quot;&quot;; [.E63]-[.B63])" office:value-type="float" office:value="520" calcext:value-type="float">
            <text:p>520</text:p>
          </table:table-cell>
          <table:table-cell table:formula="of:=IF([.B63]=[.E63]; &quot;&quot;; (([.E63]-[.B63])/[.B63])*100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 office:value-type="string" office:string-value="*" calcext:value-type="string">
            <text:p>*</text:p>
          </table:table-cell>
          <table:table-cell table:formula="of:=IF([.B64]=[.E64]; &quot;&quot;; [.E64]-[.B64])" office:value-type="float" office:value="96" calcext:value-type="float">
            <text:p>96</text:p>
          </table:table-cell>
          <table:table-cell table:formula="of:=IF([.B64]=[.E64]; &quot;&quot;; (([.E64]-[.B64])/[.B64])*100)" office:value-type="float" office:value="27.2727272727273" calcext:value-type="float">
            <text:p>27.2727272727273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 office:value-type="string" office:string-value="*" calcext:value-type="string">
            <text:p>*</text:p>
          </table:table-cell>
          <table:table-cell table:formula="of:=IF([.B65]=[.E65]; &quot;&quot;; [.E65]-[.B65])" office:value-type="float" office:value="16" calcext:value-type="float">
            <text:p>16</text:p>
          </table:table-cell>
          <table:table-cell table:formula="of:=IF([.B65]=[.E65]; &quot;&quot;; (([.E65]-[.B65])/[.B65])*100)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>
            <text:p/>
          </table:table-cell>
          <table:table-cell table:formula="of:=IF([.B67]=[.E67]; &quot;&quot;; [.E67]-[.B67])">
            <text:p/>
          </table:table-cell>
          <table:table-cell table:formula="of:=IF([.B67]=[.E67]; &quot;&quot;; (([.E67]-[.B67])/[.B67])*100)">
            <text:p/>
          </table:table-cell>
        </table:table-row>
        <table:table-row table:style-name="ro1"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defaul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formula="of:=IF([.B68]=[.E68]; &quot;&quot;; [.E68]-[.B68])">
            <text:p/>
          </table:table-cell>
          <table:table-cell table:formula="of:=IF([.B68]=[.E68]; &quot;&quot;; (([.E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formula="of:=IF([.B69]=[.E69]; &quot;&quot;; [.E69]-[.B69])">
            <text:p/>
          </table:table-cell>
          <table:table-cell table:formula="of:=IF([.B69]=[.E69]; &quot;&quot;; (([.E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formula="of:=IF([.B70]=[.E70]; &quot;&quot;; [.E70]-[.B70])">
            <text:p/>
          </table:table-cell>
          <table:table-cell table:formula="of:=IF([.B70]=[.E70]; &quot;&quot;; (([.E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formula="of:=IF([.B71]=[.E71]; &quot;&quot;; [.E71]-[.B71])">
            <text:p/>
          </table:table-cell>
          <table:table-cell table:formula="of:=IF([.B71]=[.E71]; &quot;&quot;; (([.E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formula="of:=IF([.B72]=[.E72]; &quot;&quot;; [.E72]-[.B72])">
            <text:p/>
          </table:table-cell>
          <table:table-cell table:formula="of:=IF([.B72]=[.E72]; &quot;&quot;; (([.E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formula="of:=IF([.B73]=[.E73]; &quot;&quot;; [.E73]-[.B73])">
            <text:p/>
          </table:table-cell>
          <table:table-cell table:formula="of:=IF([.B73]=[.E73]; &quot;&quot;; (([.E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impl_self_ord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formula="of:=IF([.B74]=[.E74]; &quot;&quot;; [.E74]-[.B74])">
            <text:p/>
          </table:table-cell>
          <table:table-cell table:formula="of:=IF([.B74]=[.E74]; &quot;&quot;; (([.E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formula="of:=IF([.B75]=[.E75]; &quot;&quot;; [.E75]-[.B75])">
            <text:p/>
          </table:table-cell>
          <table:table-cell table:formula="of:=IF([.B75]=[.E75]; &quot;&quot;; (([.E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associated_const_trait_con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formula="of:=IF([.B76]=[.E76]; &quot;&quot;; [.E76]-[.B76])">
            <text:p/>
          </table:table-cell>
          <table:table-cell table:formula="of:=IF([.B76]=[.E76]; &quot;&quot;; (([.E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formula="of:=IF([.B77]=[.E77]; &quot;&quot;; [.E77]-[.B77])">
            <text:p/>
          </table:table-cell>
          <table:table-cell table:formula="of:=IF([.B77]=[.E77]; &quot;&quot;; (([.E77]-[.B77])/[.B77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formula="of:=IF([.B78]=[.E78]; &quot;&quot;; [.E78]-[.B78])">
            <text:p/>
          </table:table-cell>
          <table:table-cell table:formula="of:=IF([.B78]=[.E78]; &quot;&quot;; (([.E78]-[.B78])/[.B78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formula="of:=IF([.B79]=[.E79]; &quot;&quot;; [.E79]-[.B79])">
            <text:p/>
          </table:table-cell>
          <table:table-cell table:formula="of:=IF([.B79]=[.E79]; &quot;&quot;; (([.E79]-[.B79])/[.B79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formula="of:=IF([.B80]=[.E80]; &quot;&quot;; [.E80]-[.B80])">
            <text:p/>
          </table:table-cell>
          <table:table-cell table:formula="of:=IF([.B80]=[.E80]; &quot;&quot;; (([.E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formula="of:=IF([.B81]=[.E81]; &quot;&quot;; [.E81]-[.B81])">
            <text:p/>
          </table:table-cell>
          <table:table-cell table:formula="of:=IF([.B81]=[.E81]; &quot;&quot;; (([.E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 office:value-type="string" office:string-value="*" calcext:value-type="string">
            <text:p>*</text:p>
          </table:table-cell>
          <table:table-cell table:formula="of:=IF([.B82]=[.E82]; &quot;&quot;; [.E82]-[.B82])" office:value-type="float" office:value="24" calcext:value-type="float">
            <text:p>24</text:p>
          </table:table-cell>
          <table:table-cell table:formula="of:=IF([.B82]=[.E82]; &quot;&quot;; (([.E82]-[.B82])/[.B82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896" calcext:value-type="float">
            <text:p>1896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 office:value-type="string" office:string-value="*" calcext:value-type="string">
            <text:p>*</text:p>
          </table:table-cell>
          <table:table-cell table:formula="of:=IF([.B83]=[.E83]; &quot;&quot;; [.E83]-[.B83])" office:value-type="float" office:value="24" calcext:value-type="float">
            <text:p>24</text:p>
          </table:table-cell>
          <table:table-cell table:formula="of:=IF([.B83]=[.E83]; &quot;&quot;; (([.E83]-[.B83])/[.B83])*100)" office:value-type="float" office:value="1.28205128205128" calcext:value-type="float">
            <text:p>1.28205128205128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 office:value-type="string" office:string-value="*" calcext:value-type="string">
            <text:p>*</text:p>
          </table:table-cell>
          <table:table-cell table:formula="of:=IF([.B85]=[.E85]; &quot;&quot;; [.E85]-[.B85])" office:value-type="float" office:value="24" calcext:value-type="float">
            <text:p>24</text:p>
          </table:table-cell>
          <table:table-cell table:formula="of:=IF([.B85]=[.E85]; &quot;&quot;; (([.E85]-[.B85])/[.B85])*100)" office:value-type="float" office:value="1.22448979591837" calcext:value-type="float">
            <text:p>1.22448979591837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formula="of:=IF([.B87]=[.E87]; &quot;&quot;; [.E87]-[.B87])">
            <text:p/>
          </table:table-cell>
          <table:table-cell table:formula="of:=IF([.B87]=[.E87]; &quot;&quot;; (([.E87]-[.B87])/[.B87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formula="of:=IF([.B88]=[.E88]; &quot;&quot;; [.E88]-[.B88])">
            <text:p/>
          </table:table-cell>
          <table:table-cell table:formula="of:=IF([.B88]=[.E88]; &quot;&quot;; (([.E88]-[.B88])/[.B88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formula="of:=IF([.B89]=[.E89]; &quot;&quot;; [.E89]-[.B89])">
            <text:p/>
          </table:table-cell>
          <table:table-cell table:formula="of:=IF([.B89]=[.E89]; &quot;&quot;; (([.E89]-[.B89])/[.B89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formula="of:=IF([.B90]=[.E90]; &quot;&quot;; [.E90]-[.B90])">
            <text:p/>
          </table:table-cell>
          <table:table-cell table:formula="of:=IF([.B90]=[.E90]; &quot;&quot;; (([.E90]-[.B90])/[.B90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792" calcext:value-type="float">
            <text:p>3792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 office:value-type="string" office:string-value="*" calcext:value-type="string">
            <text:p>*</text:p>
          </table:table-cell>
          <table:table-cell table:formula="of:=IF([.B91]=[.E91]; &quot;&quot;; [.E91]-[.B91])" office:value-type="float" office:value="24" calcext:value-type="float">
            <text:p>24</text:p>
          </table:table-cell>
          <table:table-cell table:formula="of:=IF([.B91]=[.E91]; &quot;&quot;; (([.E91]-[.B91])/[.B91])*100)" office:value-type="float" office:value="0.632911392405063" calcext:value-type="float">
            <text:p>0.632911392405063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 office:value-type="string" office:string-value="*" calcext:value-type="string">
            <text:p>*</text:p>
          </table:table-cell>
          <table:table-cell table:formula="of:=IF([.B92]=[.E92]; &quot;&quot;; [.E92]-[.B92])" office:value-type="float" office:value="120" calcext:value-type="float">
            <text:p>120</text:p>
          </table:table-cell>
          <table:table-cell table:formula="of:=IF([.B92]=[.E92]; &quot;&quot;; (([.E92]-[.B92])/[.B92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formula="of:=IF([.B94]=[.E94]; &quot;&quot;; [.E94]-[.B94])">
            <text:p/>
          </table:table-cell>
          <table:table-cell table:formula="of:=IF([.B94]=[.E94]; &quot;&quot;; (([.E94]-[.B94])/[.B94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formula="of:=IF([.B95]=[.E95]; &quot;&quot;; [.E95]-[.B95])">
            <text:p/>
          </table:table-cell>
          <table:table-cell table:formula="of:=IF([.B95]=[.E95]; &quot;&quot;; (([.E95]-[.B95])/[.B95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formula="of:=IF([.B96]=[.E96]; &quot;&quot;; [.E96]-[.B96])">
            <text:p/>
          </table:table-cell>
          <table:table-cell table:formula="of:=IF([.B96]=[.E96]; &quot;&quot;; (([.E96]-[.B96])/[.B96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formula="of:=IF([.B97]=[.E97]; &quot;&quot;; [.E97]-[.B97])">
            <text:p/>
          </table:table-cell>
          <table:table-cell table:formula="of:=IF([.B97]=[.E97]; &quot;&quot;; (([.E97]-[.B97])/[.B97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formula="of:=IF([.B98]=[.E98]; &quot;&quot;; [.E98]-[.B98])">
            <text:p/>
          </table:table-cell>
          <table:table-cell table:formula="of:=IF([.B98]=[.E98]; &quot;&quot;; (([.E98]-[.B98])/[.B98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formula="of:=IF([.B99]=[.E99]; &quot;&quot;; [.E99]-[.B99])">
            <text:p/>
          </table:table-cell>
          <table:table-cell table:formula="of:=IF([.B99]=[.E99]; &quot;&quot;; (([.E99]-[.B99])/[.B99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formula="of:=IF([.B100]=[.E100]; &quot;&quot;; [.E100]-[.B100])">
            <text:p/>
          </table:table-cell>
          <table:table-cell table:formula="of:=IF([.B100]=[.E100]; &quot;&quot;; (([.E100]-[.B100])/[.B100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formula="of:=IF([.B101]=[.E101]; &quot;&quot;; [.E101]-[.B101])">
            <text:p/>
          </table:table-cell>
          <table:table-cell table:formula="of:=IF([.B101]=[.E101]; &quot;&quot;; (([.E101]-[.B101])/[.B101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 office:value-type="string" office:string-value="*" calcext:value-type="string">
            <text:p>*</text:p>
          </table:table-cell>
          <table:table-cell table:formula="of:=IF([.B102]=[.E102]; &quot;&quot;; [.E102]-[.B102])" office:value-type="float" office:value="16" calcext:value-type="float">
            <text:p>16</text:p>
          </table:table-cell>
          <table:table-cell table:formula="of:=IF([.B102]=[.E102]; &quot;&quot;; (([.E102]-[.B102])/[.B102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 office:value-type="string" office:string-value="*" calcext:value-type="string">
            <text:p>*</text:p>
          </table:table-cell>
          <table:table-cell table:formula="of:=IF([.B103]=[.E103]; &quot;&quot;; [.E103]-[.B103])" office:value-type="float" office:value="56" calcext:value-type="float">
            <text:p>56</text:p>
          </table:table-cell>
          <table:table-cell table:formula="of:=IF([.B103]=[.E103]; &quot;&quot;; (([.E103]-[.B103])/[.B103])*100)" office:value-type="float" office:value="6.14035087719298" calcext:value-type="float">
            <text:p>6.14035087719298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13448" calcext:value-type="float">
            <text:p>13448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13792" calcext:value-type="float">
            <text:p>1379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 office:value-type="string" office:string-value="*" calcext:value-type="string">
            <text:p>*</text:p>
          </table:table-cell>
          <table:table-cell table:formula="of:=IF([.B104]=[.E104]; &quot;&quot;; [.E104]-[.B104])" office:value-type="float" office:value="344" calcext:value-type="float">
            <text:p>344</text:p>
          </table:table-cell>
          <table:table-cell table:formula="of:=IF([.B104]=[.E104]; &quot;&quot;; (([.E104]-[.B104])/[.B104])*100)" office:value-type="float" office:value="2.55800118976799" calcext:value-type="float">
            <text:p>2.55800118976799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>
            <text:p/>
          </table:table-cell>
          <table:table-cell table:formula="of:=IF([.B105]=[.E105]; &quot;&quot;; [.E105]-[.B105])">
            <text:p/>
          </table:table-cell>
          <table:table-cell table:formula="of:=IF([.B105]=[.E105]; &quot;&quot;; (([.E105]-[.B105])/[.B105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formula="of:=IF([.B106]=[.E106]; &quot;&quot;; [.E106]-[.B106])">
            <text:p/>
          </table:table-cell>
          <table:table-cell table:formula="of:=IF([.B106]=[.E106]; &quot;&quot;; (([.E106]-[.B106])/[.B106])*100)">
            <text:p/>
          </table:table-cell>
        </table:table-row>
        <table:table-row table:style-name="ro1"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const_decl_litera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formula="of:=IF([.B107]=[.E107]; &quot;&quot;; [.E107]-[.B107])">
            <text:p/>
          </table:table-cell>
          <table:table-cell table:formula="of:=IF([.B107]=[.E107]; &quot;&quot;; (([.E107]-[.B107])/[.B107])*100)">
            <text:p/>
          </table:table-cell>
        </table:table-row>
        <table:table-row table:style-name="ro1"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const_decl_with_call_path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formula="of:=IF([.B108]=[.E108]; &quot;&quot;; [.E108]-[.B108])">
            <text:p/>
          </table:table-cell>
          <table:table-cell table:formula="of:=IF([.B108]=[.E108]; &quot;&quot;; (([.E108]-[.B108])/[.B108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2488" calcext:value-type="float">
            <text:p>2488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 office:value-type="string" office:string-value="*" calcext:value-type="string">
            <text:p>*</text:p>
          </table:table-cell>
          <table:table-cell table:formula="of:=IF([.B109]=[.E109]; &quot;&quot;; [.E109]-[.B109])" office:value-type="float" office:value="656" calcext:value-type="float">
            <text:p>656</text:p>
          </table:table-cell>
          <table:table-cell table:formula="of:=IF([.B109]=[.E109]; &quot;&quot;; (([.E109]-[.B109])/[.B109])*100)" office:value-type="float" office:value="35.8078602620087" calcext:value-type="float">
            <text:p>35.8078602620087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 office:value-type="string" office:string-value="*" calcext:value-type="string">
            <text:p>*</text:p>
          </table:table-cell>
          <table:table-cell table:formula="of:=IF([.B110]=[.E110]; &quot;&quot;; [.E110]-[.B110])" office:value-type="float" office:value="72" calcext:value-type="float">
            <text:p>72</text:p>
          </table:table-cell>
          <table:table-cell table:formula="of:=IF([.B110]=[.E110]; &quot;&quot;; (([.E110]-[.B110])/[.B110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 office:value-type="string" office:string-value="*" calcext:value-type="string">
            <text:p>*</text:p>
          </table:table-cell>
          <table:table-cell table:formula="of:=IF([.B111]=[.E111]; &quot;&quot;; [.E111]-[.B111])" office:value-type="float" office:value="64" calcext:value-type="float">
            <text:p>64</text:p>
          </table:table-cell>
          <table:table-cell table:formula="of:=IF([.B111]=[.E111]; &quot;&quot;; (([.E111]-[.B111])/[.B111])*100)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 office:value-type="string" office:string-value="*" calcext:value-type="string">
            <text:p>*</text:p>
          </table:table-cell>
          <table:table-cell table:formula="of:=IF([.B113]=[.E113]; &quot;&quot;; [.E113]-[.B113])" office:value-type="float" office:value="64" calcext:value-type="float">
            <text:p>64</text:p>
          </table:table-cell>
          <table:table-cell table:formula="of:=IF([.B113]=[.E113]; &quot;&quot;; (([.E113]-[.B113])/[.B113])*100)" office:value-type="float" office:value="4.32432432432432" calcext:value-type="float">
            <text:p>4.32432432432432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 office:value-type="string" office:string-value="*" calcext:value-type="string">
            <text:p>*</text:p>
          </table:table-cell>
          <table:table-cell table:formula="of:=IF([.B114]=[.E114]; &quot;&quot;; [.E114]-[.B114])" office:value-type="float" office:value="88" calcext:value-type="float">
            <text:p>88</text:p>
          </table:table-cell>
          <table:table-cell table:formula="of:=IF([.B114]=[.E114]; &quot;&quot;; (([.E114]-[.B114])/[.B114])*100)" office:value-type="float" office:value="7.97101449275362" calcext:value-type="float">
            <text:p>7.97101449275362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 office:value-type="string" office:string-value="*" calcext:value-type="string">
            <text:p>*</text:p>
          </table:table-cell>
          <table:table-cell table:formula="of:=IF([.B115]=[.E115]; &quot;&quot;; [.E115]-[.B115])" office:value-type="float" office:value="120" calcext:value-type="float">
            <text:p>120</text:p>
          </table:table-cell>
          <table:table-cell table:formula="of:=IF([.B115]=[.E115]; &quot;&quot;; (([.E115]-[.B115])/[.B115])*100)" office:value-type="float" office:value="12.6050420168067" calcext:value-type="float">
            <text:p>12.6050420168067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 office:value-type="string" office:string-value="*" calcext:value-type="string">
            <text:p>*</text:p>
          </table:table-cell>
          <table:table-cell table:formula="of:=IF([.B116]=[.E116]; &quot;&quot;; [.E116]-[.B116])" office:value-type="float" office:value="-8" calcext:value-type="float">
            <text:p>-8</text:p>
          </table:table-cell>
          <table:table-cell table:formula="of:=IF([.B116]=[.E116]; &quot;&quot;; (([.E116]-[.B116])/[.B116])*100)" office:value-type="float" office:value="-1.78571428571429" calcext:value-type="float">
            <text:p>-1.78571428571429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 office:value-type="string" office:string-value="*" calcext:value-type="string">
            <text:p>*</text:p>
          </table:table-cell>
          <table:table-cell table:formula="of:=IF([.B117]=[.E117]; &quot;&quot;; [.E117]-[.B117])" office:value-type="float" office:value="8" calcext:value-type="float">
            <text:p>8</text:p>
          </table:table-cell>
          <table:table-cell table:formula="of:=IF([.B117]=[.E117]; &quot;&quot;; (([.E117]-[.B117])/[.B117])*100)" office:value-type="float" office:value="0.854700854700855" calcext:value-type="float">
            <text:p>0.854700854700855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 office:value-type="string" office:string-value="*" calcext:value-type="string">
            <text:p>*</text:p>
          </table:table-cell>
          <table:table-cell table:formula="of:=IF([.B119]=[.E119]; &quot;&quot;; [.E119]-[.B119])" office:value-type="float" office:value="16" calcext:value-type="float">
            <text:p>16</text:p>
          </table:table-cell>
          <table:table-cell table:formula="of:=IF([.B119]=[.E119]; &quot;&quot;; (([.E119]-[.B119])/[.B119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 office:value-type="string" office:string-value="*" calcext:value-type="string">
            <text:p>*</text:p>
          </table:table-cell>
          <table:table-cell table:formula="of:=IF([.B120]=[.E120]; &quot;&quot;; [.E120]-[.B120])" office:value-type="float" office:value="16" calcext:value-type="float">
            <text:p>16</text:p>
          </table:table-cell>
          <table:table-cell table:formula="of:=IF([.B120]=[.E120]; &quot;&quot;; (([.E120]-[.B120])/[.B120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 office:value-type="string" office:string-value="*" calcext:value-type="string">
            <text:p>*</text:p>
          </table:table-cell>
          <table:table-cell table:formula="of:=IF([.B122]=[.E122]; &quot;&quot;; [.E122]-[.B122])" office:value-type="float" office:value="72" calcext:value-type="float">
            <text:p>72</text:p>
          </table:table-cell>
          <table:table-cell table:formula="of:=IF([.B122]=[.E122]; &quot;&quot;; (([.E122]-[.B122])/[.B122])*100)" office:value-type="float" office:value="13.2352941176471" calcext:value-type="float">
            <text:p>13.2352941176471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44" calcext:value-type="float">
            <text:p>3744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 office:value-type="string" office:string-value="*" calcext:value-type="string">
            <text:p>*</text:p>
          </table:table-cell>
          <table:table-cell table:formula="of:=IF([.B123]=[.E123]; &quot;&quot;; [.E123]-[.B123])" office:value-type="float" office:value="56" calcext:value-type="float">
            <text:p>56</text:p>
          </table:table-cell>
          <table:table-cell table:formula="of:=IF([.B123]=[.E123]; &quot;&quot;; (([.E123]-[.B123])/[.B123])*100)" office:value-type="float" office:value="1.4957264957265" calcext:value-type="float">
            <text:p>1.4957264957265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 office:value-type="string" office:string-value="*" calcext:value-type="string">
            <text:p>*</text:p>
          </table:table-cell>
          <table:table-cell table:formula="of:=IF([.B124]=[.E124]; &quot;&quot;; [.E124]-[.B124])" office:value-type="float" office:value="80" calcext:value-type="float">
            <text:p>80</text:p>
          </table:table-cell>
          <table:table-cell table:formula="of:=IF([.B124]=[.E124]; &quot;&quot;; (([.E124]-[.B124])/[.B124])*100)" office:value-type="float" office:value="5.12820512820513" calcext:value-type="float">
            <text:p>5.12820512820513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 office:value-type="string" office:string-value="*" calcext:value-type="string">
            <text:p>*</text:p>
          </table:table-cell>
          <table:table-cell table:formula="of:=IF([.B125]=[.E125]; &quot;&quot;; [.E125]-[.B125])" office:value-type="float" office:value="136" calcext:value-type="float">
            <text:p>136</text:p>
          </table:table-cell>
          <table:table-cell table:formula="of:=IF([.B125]=[.E125]; &quot;&quot;; (([.E125]-[.B125])/[.B125])*100)" office:value-type="float" office:value="47.2222222222222" calcext:value-type="float">
            <text:p>47.2222222222222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formula="of:=IF([.B127]=[.E127]; &quot;&quot;; [.E127]-[.B127])">
            <text:p/>
          </table:table-cell>
          <table:table-cell table:formula="of:=IF([.B127]=[.E127]; &quot;&quot;; (([.E127]-[.B127])/[.B127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formula="of:=IF([.B128]=[.E128]; &quot;&quot;; [.E128]-[.B128])">
            <text:p/>
          </table:table-cell>
          <table:table-cell table:formula="of:=IF([.B128]=[.E128]; &quot;&quot;; (([.E128]-[.B128])/[.B128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776" calcext:value-type="float">
            <text:p>1776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 office:value-type="string" office:string-value="*" calcext:value-type="string">
            <text:p>*</text:p>
          </table:table-cell>
          <table:table-cell table:formula="of:=IF([.B129]=[.E129]; &quot;&quot;; [.E129]-[.B129])" office:value-type="float" office:value="104" calcext:value-type="float">
            <text:p>104</text:p>
          </table:table-cell>
          <table:table-cell table:formula="of:=IF([.B129]=[.E129]; &quot;&quot;; (([.E129]-[.B129])/[.B129])*100)" office:value-type="float" office:value="6.2200956937799" calcext:value-type="float">
            <text:p>6.2200956937799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20" calcext:value-type="float">
            <text:p>11640520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896" calcext:value-type="float">
            <text:p>1048896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formula="of:=IF([.B131]=[.E131]; &quot;&quot;; [.E131]-[.B131])">
            <text:p/>
          </table:table-cell>
          <table:table-cell table:formula="of:=IF([.B131]=[.E131]; &quot;&quot;; (([.E131]-[.B131])/[.B131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formula="of:=IF([.B132]=[.E132]; &quot;&quot;; [.E132]-[.B132])">
            <text:p/>
          </table:table-cell>
          <table:table-cell table:formula="of:=IF([.B132]=[.E132]; &quot;&quot;; (([.E132]-[.B132])/[.B132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592" calcext:value-type="float">
            <text:p>4592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 office:value-type="string" office:string-value="*" calcext:value-type="string">
            <text:p>*</text:p>
          </table:table-cell>
          <table:table-cell table:formula="of:=IF([.B133]=[.E133]; &quot;&quot;; [.E133]-[.B133])" office:value-type="float" office:value="136" calcext:value-type="float">
            <text:p>136</text:p>
          </table:table-cell>
          <table:table-cell table:formula="of:=IF([.B133]=[.E133]; &quot;&quot;; (([.E133]-[.B133])/[.B133])*100)" office:value-type="float" office:value="3.05206463195691" calcext:value-type="float">
            <text:p>3.05206463195691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 office:value-type="string" office:string-value="*" calcext:value-type="string">
            <text:p>*</text:p>
          </table:table-cell>
          <table:table-cell table:formula="of:=IF([.B134]=[.E134]; &quot;&quot;; [.E134]-[.B134])" office:value-type="float" office:value="32" calcext:value-type="float">
            <text:p>32</text:p>
          </table:table-cell>
          <table:table-cell table:formula="of:=IF([.B134]=[.E134]; &quot;&quot;; (([.E134]-[.B134])/[.B134])*100)" office:value-type="float" office:value="10.8108108108108" calcext:value-type="float">
            <text:p>10.8108108108108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 office:value-type="string" office:string-value="*" calcext:value-type="string">
            <text:p>*</text:p>
          </table:table-cell>
          <table:table-cell table:formula="of:=IF([.B136]=[.E136]; &quot;&quot;; [.E136]-[.B136])" office:value-type="float" office:value="104" calcext:value-type="float">
            <text:p>104</text:p>
          </table:table-cell>
          <table:table-cell table:formula="of:=IF([.B136]=[.E136]; &quot;&quot;; (([.E136]-[.B136])/[.B136])*100)" office:value-type="float" office:value="38.2352941176471" calcext:value-type="float">
            <text:p>38.2352941176471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 office:value-type="string" office:string-value="*" calcext:value-type="string">
            <text:p>*</text:p>
          </table:table-cell>
          <table:table-cell table:formula="of:=IF([.B137]=[.E137]; &quot;&quot;; [.E137]-[.B137])" office:value-type="float" office:value="352" calcext:value-type="float">
            <text:p>352</text:p>
          </table:table-cell>
          <table:table-cell table:formula="of:=IF([.B137]=[.E137]; &quot;&quot;; (([.E137]-[.B137])/[.B137])*100)" office:value-type="float" office:value="13.0952380952381" calcext:value-type="float">
            <text:p>13.0952380952381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 office:value-type="string" office:string-value="*" calcext:value-type="string">
            <text:p>*</text:p>
          </table:table-cell>
          <table:table-cell table:formula="of:=IF([.B138]=[.E138]; &quot;&quot;; [.E138]-[.B138])" office:value-type="float" office:value="272" calcext:value-type="float">
            <text:p>272</text:p>
          </table:table-cell>
          <table:table-cell table:formula="of:=IF([.B138]=[.E138]; &quot;&quot;; (([.E138]-[.B138])/[.B138])*100)" office:value-type="float" office:value="11.371237458194" calcext:value-type="float">
            <text:p>11.371237458194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 office:value-type="string" office:string-value="*" calcext:value-type="string">
            <text:p>*</text:p>
          </table:table-cell>
          <table:table-cell table:formula="of:=IF([.B139]=[.E139]; &quot;&quot;; [.E139]-[.B139])" office:value-type="float" office:value="32" calcext:value-type="float">
            <text:p>32</text:p>
          </table:table-cell>
          <table:table-cell table:formula="of:=IF([.B139]=[.E139]; &quot;&quot;; (([.E139]-[.B139])/[.B139])*100)" office:value-type="float" office:value="8.51063829787234" calcext:value-type="float">
            <text:p>8.51063829787234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 office:value-type="string" office:string-value="*" calcext:value-type="string">
            <text:p>*</text:p>
          </table:table-cell>
          <table:table-cell table:formula="of:=IF([.B141]=[.E141]; &quot;&quot;; [.E141]-[.B141])" office:value-type="float" office:value="128" calcext:value-type="float">
            <text:p>128</text:p>
          </table:table-cell>
          <table:table-cell table:formula="of:=IF([.B141]=[.E141]; &quot;&quot;; (([.E141]-[.B141])/[.B141])*100)" office:value-type="float" office:value="3.54767184035477" calcext:value-type="float">
            <text:p>3.54767184035477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 office:value-type="string" office:string-value="*" calcext:value-type="string">
            <text:p>*</text:p>
          </table:table-cell>
          <table:table-cell table:formula="of:=IF([.B142]=[.E142]; &quot;&quot;; [.E142]-[.B142])" office:value-type="float" office:value="24" calcext:value-type="float">
            <text:p>24</text:p>
          </table:table-cell>
          <table:table-cell table:formula="of:=IF([.B142]=[.E142]; &quot;&quot;; (([.E142]-[.B142])/[.B142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 office:value-type="string" office:string-value="*" calcext:value-type="string">
            <text:p>*</text:p>
          </table:table-cell>
          <table:table-cell table:formula="of:=IF([.B144]=[.E144]; &quot;&quot;; [.E144]-[.B144])" office:value-type="float" office:value="64" calcext:value-type="float">
            <text:p>64</text:p>
          </table:table-cell>
          <table:table-cell table:formula="of:=IF([.B144]=[.E144]; &quot;&quot;; (([.E144]-[.B144])/[.B144])*100)" office:value-type="float" office:value="11.2676056338028" calcext:value-type="float">
            <text:p>11.2676056338028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 office:value-type="string" office:string-value="*" calcext:value-type="string">
            <text:p>*</text:p>
          </table:table-cell>
          <table:table-cell table:formula="of:=IF([.B145]=[.E145]; &quot;&quot;; [.E145]-[.B145])" office:value-type="float" office:value="40" calcext:value-type="float">
            <text:p>40</text:p>
          </table:table-cell>
          <table:table-cell table:formula="of:=IF([.B145]=[.E145]; &quot;&quot;; (([.E145]-[.B145])/[.B145])*100)" office:value-type="float" office:value="3.7593984962406" calcext:value-type="float">
            <text:p>3.7593984962406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 office:value-type="string" office:string-value="*" calcext:value-type="string">
            <text:p>*</text:p>
          </table:table-cell>
          <table:table-cell table:formula="of:=IF([.B146]=[.E146]; &quot;&quot;; [.E146]-[.B146])" office:value-type="float" office:value="184" calcext:value-type="float">
            <text:p>184</text:p>
          </table:table-cell>
          <table:table-cell table:formula="of:=IF([.B146]=[.E146]; &quot;&quot;; (([.E146]-[.B146])/[.B146])*100)" office:value-type="float" office:value="12.9943502824859" calcext:value-type="float">
            <text:p>12.9943502824859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 office:value-type="string" office:string-value="*" calcext:value-type="string">
            <text:p>*</text:p>
          </table:table-cell>
          <table:table-cell table:formula="of:=IF([.B147]=[.E147]; &quot;&quot;; [.E147]-[.B147])" office:value-type="float" office:value="56" calcext:value-type="float">
            <text:p>56</text:p>
          </table:table-cell>
          <table:table-cell table:formula="of:=IF([.B147]=[.E147]; &quot;&quot;; (([.E147]-[.B147])/[.B147])*100)" office:value-type="float" office:value="6.48148148148148" calcext:value-type="float">
            <text:p>6.48148148148148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 office:value-type="string" office:string-value="*" calcext:value-type="string">
            <text:p>*</text:p>
          </table:table-cell>
          <table:table-cell table:formula="of:=IF([.B148]=[.E148]; &quot;&quot;; [.E148]-[.B148])" office:value-type="float" office:value="112" calcext:value-type="float">
            <text:p>112</text:p>
          </table:table-cell>
          <table:table-cell table:formula="of:=IF([.B148]=[.E148]; &quot;&quot;; (([.E148]-[.B148])/[.B148])*100)" office:value-type="float" office:value="13.8613861386139" calcext:value-type="float">
            <text:p>13.8613861386139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568" calcext:value-type="float">
            <text:p>3568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 office:value-type="string" office:string-value="*" calcext:value-type="string">
            <text:p>*</text:p>
          </table:table-cell>
          <table:table-cell table:formula="of:=IF([.B149]=[.E149]; &quot;&quot;; [.E149]-[.B149])" office:value-type="float" office:value="160" calcext:value-type="float">
            <text:p>160</text:p>
          </table:table-cell>
          <table:table-cell table:formula="of:=IF([.B149]=[.E149]; &quot;&quot;; (([.E149]-[.B149])/[.B149])*100)" office:value-type="float" office:value="4.69483568075117" calcext:value-type="float">
            <text:p>4.69483568075117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formula="of:=IF([.B151]=[.E151]; &quot;&quot;; [.E151]-[.B151])">
            <text:p/>
          </table:table-cell>
          <table:table-cell table:formula="of:=IF([.B151]=[.E151]; &quot;&quot;; (([.E151]-[.B151])/[.B151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 office:value-type="string" office:string-value="*" calcext:value-type="string">
            <text:p>*</text:p>
          </table:table-cell>
          <table:table-cell table:formula="of:=IF([.B152]=[.E152]; &quot;&quot;; [.E152]-[.B152])" office:value-type="float" office:value="40" calcext:value-type="float">
            <text:p>40</text:p>
          </table:table-cell>
          <table:table-cell table:formula="of:=IF([.B152]=[.E152]; &quot;&quot;; (([.E152]-[.B152])/[.B152])*100)" office:value-type="float" office:value="6.41025641025641" calcext:value-type="float">
            <text:p>6.41025641025641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 office:value-type="string" office:string-value="*" calcext:value-type="string">
            <text:p>*</text:p>
          </table:table-cell>
          <table:table-cell table:formula="of:=IF([.B153]=[.E153]; &quot;&quot;; [.E153]-[.B153])" office:value-type="float" office:value="136" calcext:value-type="float">
            <text:p>136</text:p>
          </table:table-cell>
          <table:table-cell table:formula="of:=IF([.B153]=[.E153]; &quot;&quot;; (([.E153]-[.B153])/[.B153])*100)" office:value-type="float" office:value="18.8888888888889" calcext:value-type="float">
            <text:p>18.8888888888889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 office:value-type="string" office:string-value="*" calcext:value-type="string">
            <text:p>*</text:p>
          </table:table-cell>
          <table:table-cell table:formula="of:=IF([.B155]=[.E155]; &quot;&quot;; [.E155]-[.B155])" office:value-type="float" office:value="32" calcext:value-type="float">
            <text:p>32</text:p>
          </table:table-cell>
          <table:table-cell table:formula="of:=IF([.B155]=[.E155]; &quot;&quot;; (([.E155]-[.B155])/[.B155])*100)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 office:value-type="string" office:string-value="*" calcext:value-type="string">
            <text:p>*</text:p>
          </table:table-cell>
          <table:table-cell table:formula="of:=IF([.B156]=[.E156]; &quot;&quot;; [.E156]-[.B156])" office:value-type="float" office:value="24" calcext:value-type="float">
            <text:p>24</text:p>
          </table:table-cell>
          <table:table-cell table:formula="of:=IF([.B156]=[.E156]; &quot;&quot;; (([.E156]-[.B156])/[.B156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formula="of:=IF([.B158]=[.E158]; &quot;&quot;; [.E158]-[.B158])">
            <text:p/>
          </table:table-cell>
          <table:table-cell table:formula="of:=IF([.B158]=[.E158]; &quot;&quot;; (([.E158]-[.B158])/[.B158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formula="of:=IF([.B159]=[.E159]; &quot;&quot;; [.E159]-[.B159])">
            <text:p/>
          </table:table-cell>
          <table:table-cell table:formula="of:=IF([.B159]=[.E159]; &quot;&quot;; (([.E159]-[.B159])/[.B159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 office:value-type="string" office:string-value="*" calcext:value-type="string">
            <text:p>*</text:p>
          </table:table-cell>
          <table:table-cell table:formula="of:=IF([.B160]=[.E160]; &quot;&quot;; [.E160]-[.B160])" office:value-type="float" office:value="8" calcext:value-type="float">
            <text:p>8</text:p>
          </table:table-cell>
          <table:table-cell table:formula="of:=IF([.B160]=[.E160]; &quot;&quot;; (([.E160]-[.B160])/[.B160])*100)" office:value-type="float" office:value="1.21951219512195" calcext:value-type="float">
            <text:p>1.21951219512195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 office:value-type="string" office:string-value="*" calcext:value-type="string">
            <text:p>*</text:p>
          </table:table-cell>
          <table:table-cell table:formula="of:=IF([.B161]=[.E161]; &quot;&quot;; [.E161]-[.B161])" office:value-type="float" office:value="112" calcext:value-type="float">
            <text:p>112</text:p>
          </table:table-cell>
          <table:table-cell table:formula="of:=IF([.B161]=[.E161]; &quot;&quot;; (([.E161]-[.B161])/[.B161])*100)" office:value-type="float" office:value="4.40251572327044" calcext:value-type="float">
            <text:p>4.40251572327044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 office:value-type="string" office:string-value="*" calcext:value-type="string">
            <text:p>*</text:p>
          </table:table-cell>
          <table:table-cell table:formula="of:=IF([.B162]=[.E162]; &quot;&quot;; [.E162]-[.B162])" office:value-type="float" office:value="24" calcext:value-type="float">
            <text:p>24</text:p>
          </table:table-cell>
          <table:table-cell table:formula="of:=IF([.B162]=[.E162]; &quot;&quot;; (([.E162]-[.B162])/[.B162])*100)" office:value-type="float" office:value="8.57142857142857" calcext:value-type="float">
            <text:p>8.57142857142857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 office:value-type="string" office:string-value="*" calcext:value-type="string">
            <text:p>*</text:p>
          </table:table-cell>
          <table:table-cell table:formula="of:=IF([.B163]=[.E163]; &quot;&quot;; [.E163]-[.B163])" office:value-type="float" office:value="56" calcext:value-type="float">
            <text:p>56</text:p>
          </table:table-cell>
          <table:table-cell table:formula="of:=IF([.B163]=[.E163]; &quot;&quot;; (([.E163]-[.B163])/[.B163])*100)" office:value-type="float" office:value="2.07715133531157" calcext:value-type="float">
            <text:p>2.07715133531157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 office:value-type="string" office:string-value="*" calcext:value-type="string">
            <text:p>*</text:p>
          </table:table-cell>
          <table:table-cell table:formula="of:=IF([.B164]=[.E164]; &quot;&quot;; [.E164]-[.B164])" office:value-type="float" office:value="136" calcext:value-type="float">
            <text:p>136</text:p>
          </table:table-cell>
          <table:table-cell table:formula="of:=IF([.B164]=[.E164]; &quot;&quot;; (([.E164]-[.B164])/[.B164])*100)" office:value-type="float" office:value="12.5925925925926" calcext:value-type="float">
            <text:p>12.5925925925926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 office:value-type="string" office:string-value="*" calcext:value-type="string">
            <text:p>*</text:p>
          </table:table-cell>
          <table:table-cell table:formula="of:=IF([.B166]=[.E166]; &quot;&quot;; [.E166]-[.B166])" office:value-type="float" office:value="112" calcext:value-type="float">
            <text:p>112</text:p>
          </table:table-cell>
          <table:table-cell table:formula="of:=IF([.B166]=[.E166]; &quot;&quot;; (([.E166]-[.B166])/[.B166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>
            <text:p/>
          </table:table-cell>
          <table:table-cell table:formula="of:=IF([.B167]=[.E167]; &quot;&quot;; [.E167]-[.B167])">
            <text:p/>
          </table:table-cell>
          <table:table-cell table:formula="of:=IF([.B167]=[.E167]; &quot;&quot;; (([.E167]-[.B167])/[.B167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formula="of:=IF([.B168]=[.E168]; &quot;&quot;; [.E168]-[.B168])">
            <text:p/>
          </table:table-cell>
          <table:table-cell table:formula="of:=IF([.B168]=[.E168]; &quot;&quot;; (([.E168]-[.B168])/[.B168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 office:value-type="string" office:string-value="*" calcext:value-type="string">
            <text:p>*</text:p>
          </table:table-cell>
          <table:table-cell table:formula="of:=IF([.B169]=[.E169]; &quot;&quot;; [.E169]-[.B169])" office:value-type="float" office:value="208" calcext:value-type="float">
            <text:p>208</text:p>
          </table:table-cell>
          <table:table-cell table:formula="of:=IF([.B169]=[.E169]; &quot;&quot;; (([.E169]-[.B169])/[.B169])*100)" office:value-type="float" office:value="76.4705882352941" calcext:value-type="float">
            <text:p>76.4705882352941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 office:value-type="string" office:string-value="*" calcext:value-type="string">
            <text:p>*</text:p>
          </table:table-cell>
          <table:table-cell table:formula="of:=IF([.B170]=[.E170]; &quot;&quot;; [.E170]-[.B170])" office:value-type="float" office:value="8" calcext:value-type="float">
            <text:p>8</text:p>
          </table:table-cell>
          <table:table-cell table:formula="of:=IF([.B170]=[.E170]; &quot;&quot;; (([.E170]-[.B170])/[.B170])*100)" office:value-type="float" office:value="1.03092783505155" calcext:value-type="float">
            <text:p>1.03092783505155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 office:value-type="string" office:string-value="*" calcext:value-type="string">
            <text:p>*</text:p>
          </table:table-cell>
          <table:table-cell table:formula="of:=IF([.B171]=[.E171]; &quot;&quot;; [.E171]-[.B171])" office:value-type="float" office:value="72" calcext:value-type="float">
            <text:p>72</text:p>
          </table:table-cell>
          <table:table-cell table:formula="of:=IF([.B171]=[.E171]; &quot;&quot;; (([.E171]-[.B171])/[.B171])*100)" office:value-type="float" office:value="23.6842105263158" calcext:value-type="float">
            <text:p>23.6842105263158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 office:value-type="string" office:string-value="*" calcext:value-type="string">
            <text:p>*</text:p>
          </table:table-cell>
          <table:table-cell table:formula="of:=IF([.B172]=[.E172]; &quot;&quot;; [.E172]-[.B172])" office:value-type="float" office:value="8" calcext:value-type="float">
            <text:p>8</text:p>
          </table:table-cell>
          <table:table-cell table:formula="of:=IF([.B172]=[.E172]; &quot;&quot;; (([.E172]-[.B172])/[.B172])*100)" office:value-type="float" office:value="2.94117647058823" calcext:value-type="float">
            <text:p>2.94117647058823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440" calcext:value-type="float">
            <text:p>3440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 office:value-type="string" office:string-value="*" calcext:value-type="string">
            <text:p>*</text:p>
          </table:table-cell>
          <table:table-cell table:formula="of:=IF([.B173]=[.E173]; &quot;&quot;; [.E173]-[.B173])" office:value-type="float" office:value="96" calcext:value-type="float">
            <text:p>96</text:p>
          </table:table-cell>
          <table:table-cell table:formula="of:=IF([.B173]=[.E173]; &quot;&quot;; (([.E173]-[.B173])/[.B173])*100)" office:value-type="float" office:value="2.87081339712919" calcext:value-type="float">
            <text:p>2.87081339712919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 office:value-type="string" office:string-value="*" calcext:value-type="string">
            <text:p>*</text:p>
          </table:table-cell>
          <table:table-cell table:formula="of:=IF([.B175]=[.E175]; &quot;&quot;; [.E175]-[.B175])" office:value-type="float" office:value="136" calcext:value-type="float">
            <text:p>136</text:p>
          </table:table-cell>
          <table:table-cell table:formula="of:=IF([.B175]=[.E175]; &quot;&quot;; (([.E175]-[.B175])/[.B175])*100)" office:value-type="float" office:value="14.0495867768595" calcext:value-type="float">
            <text:p>14.0495867768595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 office:value-type="string" office:string-value="*" calcext:value-type="string">
            <text:p>*</text:p>
          </table:table-cell>
          <table:table-cell table:formula="of:=IF([.B176]=[.E176]; &quot;&quot;; [.E176]-[.B176])" office:value-type="float" office:value="56" calcext:value-type="float">
            <text:p>56</text:p>
          </table:table-cell>
          <table:table-cell table:formula="of:=IF([.B176]=[.E176]; &quot;&quot;; (([.E176]-[.B176])/[.B176])*100)" office:value-type="float" office:value="19.4444444444444" calcext:value-type="float">
            <text:p>19.4444444444444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 office:value-type="string" office:string-value="*" calcext:value-type="string">
            <text:p>*</text:p>
          </table:table-cell>
          <table:table-cell table:formula="of:=IF([.B177]=[.E177]; &quot;&quot;; [.E177]-[.B177])" office:value-type="float" office:value="80" calcext:value-type="float">
            <text:p>80</text:p>
          </table:table-cell>
          <table:table-cell table:formula="of:=IF([.B177]=[.E177]; &quot;&quot;; (([.E177]-[.B177])/[.B177])*100)" office:value-type="float" office:value="27.027027027027" calcext:value-type="float">
            <text:p>27.027027027027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 office:value-type="string" office:string-value="*" calcext:value-type="string">
            <text:p>*</text:p>
          </table:table-cell>
          <table:table-cell table:formula="of:=IF([.B178]=[.E178]; &quot;&quot;; [.E178]-[.B178])" office:value-type="float" office:value="40" calcext:value-type="float">
            <text:p>40</text:p>
          </table:table-cell>
          <table:table-cell table:formula="of:=IF([.B178]=[.E178]; &quot;&quot;; (([.E178]-[.B178])/[.B178])*100)" office:value-type="float" office:value="9.25925925925926" calcext:value-type="float">
            <text:p>9.25925925925926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 office:value-type="string" office:string-value="*" calcext:value-type="string">
            <text:p>*</text:p>
          </table:table-cell>
          <table:table-cell table:formula="of:=IF([.B179]=[.E179]; &quot;&quot;; [.E179]-[.B179])" office:value-type="float" office:value="48" calcext:value-type="float">
            <text:p>48</text:p>
          </table:table-cell>
          <table:table-cell table:formula="of:=IF([.B179]=[.E179]; &quot;&quot;; (([.E179]-[.B179])/[.B179])*100)"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 office:value-type="string" office:string-value="*" calcext:value-type="string">
            <text:p>*</text:p>
          </table:table-cell>
          <table:table-cell table:formula="of:=IF([.B180]=[.E180]; &quot;&quot;; [.E180]-[.B180])" office:value-type="float" office:value="32" calcext:value-type="float">
            <text:p>32</text:p>
          </table:table-cell>
          <table:table-cell table:formula="of:=IF([.B180]=[.E180]; &quot;&quot;; (([.E180]-[.B180])/[.B180])*100)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 office:value-type="string" office:string-value="*" calcext:value-type="string">
            <text:p>*</text:p>
          </table:table-cell>
          <table:table-cell table:formula="of:=IF([.B181]=[.E181]; &quot;&quot;; [.E181]-[.B181])" office:value-type="float" office:value="72" calcext:value-type="float">
            <text:p>72</text:p>
          </table:table-cell>
          <table:table-cell table:formula="of:=IF([.B181]=[.E181]; &quot;&quot;; (([.E181]-[.B181])/[.B181])*100)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 office:value-type="string" office:string-value="*" calcext:value-type="string">
            <text:p>*</text:p>
          </table:table-cell>
          <table:table-cell table:formula="of:=IF([.B183]=[.E183]; &quot;&quot;; [.E183]-[.B183])" office:value-type="float" office:value="32" calcext:value-type="float">
            <text:p>32</text:p>
          </table:table-cell>
          <table:table-cell table:formula="of:=IF([.B183]=[.E183]; &quot;&quot;; (([.E183]-[.B183])/[.B183])*100)" office:value-type="float" office:value="3.41880341880342" calcext:value-type="float">
            <text:p>3.41880341880342</text:p>
          </table:table-cell>
        </table:table-row>
        <table:table-row table:style-name="ro1">
          <table:table-cell office:value-type="string" calcext:value-type="string">
            <text:p>language/match_expression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match_expressions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 office:value-type="string" office:string-value="*" calcext:value-type="string">
            <text:p>*</text:p>
          </table:table-cell>
          <table:table-cell table:formula="of:=IF([.B184]=[.E184]; &quot;&quot;; [.E184]-[.B184])" office:value-type="float" office:value="120" calcext:value-type="float">
            <text:p>120</text:p>
          </table:table-cell>
          <table:table-cell table:formula="of:=IF([.B184]=[.E184]; &quot;&quot;; (([.E184]-[.B184])/[.B184])*100)" office:value-type="float" office:value="13.7614678899083" calcext:value-type="float">
            <text:p>13.7614678899083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formula="of:=IF([.B186]=[.E186]; &quot;&quot;; [.E186]-[.B186])">
            <text:p/>
          </table:table-cell>
          <table:table-cell table:formula="of:=IF([.B186]=[.E186]; &quot;&quot;; (([.E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 office:value-type="string" office:string-value="*" calcext:value-type="string">
            <text:p>*</text:p>
          </table:table-cell>
          <table:table-cell table:formula="of:=IF([.B187]=[.E187]; &quot;&quot;; [.E187]-[.B187])" office:value-type="float" office:value="160" calcext:value-type="float">
            <text:p>160</text:p>
          </table:table-cell>
          <table:table-cell table:formula="of:=IF([.B187]=[.E187]; &quot;&quot;; (([.E187]-[.B187])/[.B187])*100)" office:value-type="float" office:value="4.58715596330275" calcext:value-type="float">
            <text:p>4.58715596330275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formula="of:=IF([.B189]=[.E189]; &quot;&quot;; [.E189]-[.B189])">
            <text:p/>
          </table:table-cell>
          <table:table-cell table:formula="of:=IF([.B189]=[.E189]; &quot;&quot;; (([.E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 office:value-type="string" office:string-value="*" calcext:value-type="string">
            <text:p>*</text:p>
          </table:table-cell>
          <table:table-cell table:formula="of:=IF([.B190]=[.E190]; &quot;&quot;; [.E190]-[.B190])" office:value-type="float" office:value="48" calcext:value-type="float">
            <text:p>48</text:p>
          </table:table-cell>
          <table:table-cell table:formula="of:=IF([.B190]=[.E190]; &quot;&quot;; (([.E190]-[.B190])/[.B190])*100)" office:value-type="float" office:value="13.953488372093" calcext:value-type="float">
            <text:p>13.953488372093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 office:value-type="string" office:string-value="*" calcext:value-type="string">
            <text:p>*</text:p>
          </table:table-cell>
          <table:table-cell table:formula="of:=IF([.B192]=[.E192]; &quot;&quot;; [.E192]-[.B192])" office:value-type="float" office:value="1192" calcext:value-type="float">
            <text:p>1192</text:p>
          </table:table-cell>
          <table:table-cell table:formula="of:=IF([.B192]=[.E192]; &quot;&quot;; (([.E192]-[.B192])/[.B192])*100)" office:value-type="float" office:value="12.5104953820319" calcext:value-type="float">
            <text:p>12.5104953820319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 office:value-type="string" office:string-value="*" calcext:value-type="string">
            <text:p>*</text:p>
          </table:table-cell>
          <table:table-cell table:formula="of:=IF([.B193]=[.E193]; &quot;&quot;; [.E193]-[.B193])" office:value-type="float" office:value="248" calcext:value-type="float">
            <text:p>248</text:p>
          </table:table-cell>
          <table:table-cell table:formula="of:=IF([.B193]=[.E193]; &quot;&quot;; (([.E193]-[.B193])/[.B193])*100)" office:value-type="float" office:value="14.027149321267" calcext:value-type="float">
            <text:p>14.027149321267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 office:value-type="string" office:string-value="*" calcext:value-type="string">
            <text:p>*</text:p>
          </table:table-cell>
          <table:table-cell table:formula="of:=IF([.B194]=[.E194]; &quot;&quot;; [.E194]-[.B194])" office:value-type="float" office:value="112" calcext:value-type="float">
            <text:p>112</text:p>
          </table:table-cell>
          <table:table-cell table:formula="of:=IF([.B194]=[.E194]; &quot;&quot;; (([.E194]-[.B194])/[.B194])*10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 office:value-type="string" office:string-value="*" calcext:value-type="string">
            <text:p>*</text:p>
          </table:table-cell>
          <table:table-cell table:formula="of:=IF([.B195]=[.E195]; &quot;&quot;; [.E195]-[.B195])" office:value-type="float" office:value="48" calcext:value-type="float">
            <text:p>48</text:p>
          </table:table-cell>
          <table:table-cell table:formula="of:=IF([.B195]=[.E195]; &quot;&quot;; (([.E195]-[.B195])/[.B195])*100)" office:value-type="float" office:value="12.2448979591837" calcext:value-type="float">
            <text:p>12.2448979591837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 office:value-type="string" office:string-value="*" calcext:value-type="string">
            <text:p>*</text:p>
          </table:table-cell>
          <table:table-cell table:formula="of:=IF([.B196]=[.E196]; &quot;&quot;; [.E196]-[.B196])" office:value-type="float" office:value="1112" calcext:value-type="float">
            <text:p>1112</text:p>
          </table:table-cell>
          <table:table-cell table:formula="of:=IF([.B196]=[.E196]; &quot;&quot;; (([.E196]-[.B196])/[.B196])*100)" office:value-type="float" office:value="50.9157509157509" calcext:value-type="float">
            <text:p>50.9157509157509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768" calcext:value-type="float">
            <text:p>2768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 office:value-type="string" office:string-value="*" calcext:value-type="string">
            <text:p>*</text:p>
          </table:table-cell>
          <table:table-cell table:formula="of:=IF([.B197]=[.E197]; &quot;&quot;; [.E197]-[.B197])" office:value-type="float" office:value="936" calcext:value-type="float">
            <text:p>936</text:p>
          </table:table-cell>
          <table:table-cell table:formula="of:=IF([.B197]=[.E197]; &quot;&quot;; (([.E197]-[.B197])/[.B197])*100)" office:value-type="float" office:value="51.0917030567686" calcext:value-type="float">
            <text:p>51.0917030567686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896" calcext:value-type="float">
            <text:p>3896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 office:value-type="string" office:string-value="*" calcext:value-type="string">
            <text:p>*</text:p>
          </table:table-cell>
          <table:table-cell table:formula="of:=IF([.B198]=[.E198]; &quot;&quot;; [.E198]-[.B198])" office:value-type="float" office:value="928" calcext:value-type="float">
            <text:p>928</text:p>
          </table:table-cell>
          <table:table-cell table:formula="of:=IF([.B198]=[.E198]; &quot;&quot;; (([.E198]-[.B198])/[.B198])*100)" office:value-type="float" office:value="31.266846361186" calcext:value-type="float">
            <text:p>31.266846361186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616" calcext:value-type="float">
            <text:p>461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 office:value-type="string" office:string-value="*" calcext:value-type="string">
            <text:p>*</text:p>
          </table:table-cell>
          <table:table-cell table:formula="of:=IF([.B199]=[.E199]; &quot;&quot;; [.E199]-[.B199])" office:value-type="float" office:value="1240" calcext:value-type="float">
            <text:p>1240</text:p>
          </table:table-cell>
          <table:table-cell table:formula="of:=IF([.B199]=[.E199]; &quot;&quot;; (([.E199]-[.B199])/[.B199])*100)" office:value-type="float" office:value="36.7298578199052" calcext:value-type="float">
            <text:p>36.7298578199052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 office:value-type="string" office:string-value="*" calcext:value-type="string">
            <text:p>*</text:p>
          </table:table-cell>
          <table:table-cell table:formula="of:=IF([.B200]=[.E200]; &quot;&quot;; [.E200]-[.B200])" office:value-type="float" office:value="104" calcext:value-type="float">
            <text:p>104</text:p>
          </table:table-cell>
          <table:table-cell table:formula="of:=IF([.B200]=[.E200]; &quot;&quot;; (([.E200]-[.B200])/[.B200]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9712" calcext:value-type="float">
            <text:p>9712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312" calcext:value-type="float">
            <text:p>10312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 office:value-type="string" office:string-value="*" calcext:value-type="string">
            <text:p>*</text:p>
          </table:table-cell>
          <table:table-cell table:formula="of:=IF([.B201]=[.E201]; &quot;&quot;; [.E201]-[.B201])" office:value-type="float" office:value="600" calcext:value-type="float">
            <text:p>600</text:p>
          </table:table-cell>
          <table:table-cell table:formula="of:=IF([.B201]=[.E201]; &quot;&quot;; (([.E201]-[.B201])/[.B201])*100)" office:value-type="float" office:value="6.17792421746293" calcext:value-type="float">
            <text:p>6.17792421746293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 office:value-type="string" office:string-value="*" calcext:value-type="string">
            <text:p>*</text:p>
          </table:table-cell>
          <table:table-cell table:formula="of:=IF([.B202]=[.E202]; &quot;&quot;; [.E202]-[.B202])" office:value-type="float" office:value="40" calcext:value-type="float">
            <text:p>40</text:p>
          </table:table-cell>
          <table:table-cell table:formula="of:=IF([.B202]=[.E202]; &quot;&quot;; (([.E202]-[.B202])/[.B202])*100)" office:value-type="float" office:value="9.43396226415094" calcext:value-type="float">
            <text:p>9.43396226415094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 office:value-type="string" office:string-value="*" calcext:value-type="string">
            <text:p>*</text:p>
          </table:table-cell>
          <table:table-cell table:formula="of:=IF([.B203]=[.E203]; &quot;&quot;; [.E203]-[.B203])" office:value-type="float" office:value="32" calcext:value-type="float">
            <text:p>32</text:p>
          </table:table-cell>
          <table:table-cell table:formula="of:=IF([.B203]=[.E203]; &quot;&quot;; (([.E203]-[.B203])/[.B203])*100)" office:value-type="float" office:value="5.79710144927536" calcext:value-type="float">
            <text:p>5.79710144927536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formula="of:=IF([.B205]=[.E205]; &quot;&quot;; [.E205]-[.B205])">
            <text:p/>
          </table:table-cell>
          <table:table-cell table:formula="of:=IF([.B205]=[.E205]; &quot;&quot;; (([.E205]-[.B205])/[.B205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 office:value-type="string" office:string-value="*" calcext:value-type="string">
            <text:p>*</text:p>
          </table:table-cell>
          <table:table-cell table:formula="of:=IF([.B206]=[.E206]; &quot;&quot;; [.E206]-[.B206])" office:value-type="float" office:value="32" calcext:value-type="float">
            <text:p>32</text:p>
          </table:table-cell>
          <table:table-cell table:formula="of:=IF([.B206]=[.E206]; &quot;&quot;; (([.E206]-[.B206])/[.B206])*100)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formula="of:=IF([.B210]=[.E210]; &quot;&quot;; [.E210]-[.B210])">
            <text:p/>
          </table:table-cell>
          <table:table-cell table:formula="of:=IF([.B210]=[.E210]; &quot;&quot;; (([.E210]-[.B210])/[.B210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formula="of:=IF([.B211]=[.E211]; &quot;&quot;; [.E211]-[.B211])">
            <text:p/>
          </table:table-cell>
          <table:table-cell table:formula="of:=IF([.B211]=[.E211]; &quot;&quot;; (([.E211]-[.B211])/[.B211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 office:value-type="string" office:string-value="*" calcext:value-type="string">
            <text:p>*</text:p>
          </table:table-cell>
          <table:table-cell table:formula="of:=IF([.B212]=[.E212]; &quot;&quot;; [.E212]-[.B212])" office:value-type="float" office:value="48" calcext:value-type="float">
            <text:p>48</text:p>
          </table:table-cell>
          <table:table-cell table:formula="of:=IF([.B212]=[.E212]; &quot;&quot;; (([.E212]-[.B212])/[.B212])*100)"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 office:value-type="string" office:string-value="*" calcext:value-type="string">
            <text:p>*</text:p>
          </table:table-cell>
          <table:table-cell table:formula="of:=IF([.B214]=[.E214]; &quot;&quot;; [.E214]-[.B214])" office:value-type="float" office:value="64" calcext:value-type="float">
            <text:p>64</text:p>
          </table:table-cell>
          <table:table-cell table:formula="of:=IF([.B214]=[.E214]; &quot;&quot;; (([.E214]-[.B214])/[.B214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 office:value-type="string" office:string-value="*" calcext:value-type="string">
            <text:p>*</text:p>
          </table:table-cell>
          <table:table-cell table:formula="of:=IF([.B215]=[.E215]; &quot;&quot;; [.E215]-[.B215])" office:value-type="float" office:value="152" calcext:value-type="float">
            <text:p>152</text:p>
          </table:table-cell>
          <table:table-cell table:formula="of:=IF([.B215]=[.E215]; &quot;&quot;; (([.E215]-[.B215])/[.B215])*100)" office:value-type="float" office:value="44.1860465116279" calcext:value-type="float">
            <text:p>44.1860465116279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 office:value-type="string" office:string-value="*" calcext:value-type="string">
            <text:p>*</text:p>
          </table:table-cell>
          <table:table-cell table:formula="of:=IF([.B216]=[.E216]; &quot;&quot;; [.E216]-[.B216])" office:value-type="float" office:value="136" calcext:value-type="float">
            <text:p>136</text:p>
          </table:table-cell>
          <table:table-cell table:formula="of:=IF([.B216]=[.E216]; &quot;&quot;; (([.E216]-[.B216])/[.B216])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 office:value-type="string" office:string-value="*" calcext:value-type="string">
            <text:p>*</text:p>
          </table:table-cell>
          <table:table-cell table:formula="of:=IF([.B217]=[.E217]; &quot;&quot;; [.E217]-[.B217])" office:value-type="float" office:value="160" calcext:value-type="float">
            <text:p>160</text:p>
          </table:table-cell>
          <table:table-cell table:formula="of:=IF([.B217]=[.E217]; &quot;&quot;; (([.E217]-[.B217])/[.B217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 office:value-type="string" office:string-value="*" calcext:value-type="string">
            <text:p>*</text:p>
          </table:table-cell>
          <table:table-cell table:formula="of:=IF([.B218]=[.E218]; &quot;&quot;; [.E218]-[.B218])" office:value-type="float" office:value="104" calcext:value-type="float">
            <text:p>104</text:p>
          </table:table-cell>
          <table:table-cell table:formula="of:=IF([.B218]=[.E218]; &quot;&quot;; (([.E218]-[.B218])/[.B218])*100)" office:value-type="float" office:value="36.1111111111111" calcext:value-type="float">
            <text:p>36.1111111111111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 office:value-type="string" office:string-value="*" calcext:value-type="string">
            <text:p>*</text:p>
          </table:table-cell>
          <table:table-cell table:formula="of:=IF([.B219]=[.E219]; &quot;&quot;; [.E219]-[.B219])" office:value-type="float" office:value="168" calcext:value-type="float">
            <text:p>168</text:p>
          </table:table-cell>
          <table:table-cell table:formula="of:=IF([.B219]=[.E219]; &quot;&quot;; (([.E219]-[.B219])/[.B219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 office:value-type="string" office:string-value="*" calcext:value-type="string">
            <text:p>*</text:p>
          </table:table-cell>
          <table:table-cell table:formula="of:=IF([.B220]=[.E220]; &quot;&quot;; [.E220]-[.B220])" office:value-type="float" office:value="8" calcext:value-type="float">
            <text:p>8</text:p>
          </table:table-cell>
          <table:table-cell table:formula="of:=IF([.B220]=[.E220]; &quot;&quot;; (([.E220]-[.B220])/[.B220])*100)" office:value-type="float" office:value="1.12359550561798" calcext:value-type="float">
            <text:p>1.12359550561798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 office:value-type="string" office:string-value="*" calcext:value-type="string">
            <text:p>*</text:p>
          </table:table-cell>
          <table:table-cell table:formula="of:=IF([.B222]=[.E222]; &quot;&quot;; [.E222]-[.B222])" office:value-type="float" office:value="448" calcext:value-type="float">
            <text:p>448</text:p>
          </table:table-cell>
          <table:table-cell table:formula="of:=IF([.B222]=[.E222]; &quot;&quot;; (([.E222]-[.B222])/[.B222])*100)" office:value-type="float" office:value="164.705882352941" calcext:value-type="float">
            <text:p>164.705882352941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 office:value-type="string" office:string-value="*" calcext:value-type="string">
            <text:p>*</text:p>
          </table:table-cell>
          <table:table-cell table:formula="of:=IF([.B223]=[.E223]; &quot;&quot;; [.E223]-[.B223])" office:value-type="float" office:value="592" calcext:value-type="float">
            <text:p>592</text:p>
          </table:table-cell>
          <table:table-cell table:formula="of:=IF([.B223]=[.E223]; &quot;&quot;; (([.E223]-[.B223])/[.B223])*100)" office:value-type="float" office:value="47.741935483871" calcext:value-type="float">
            <text:p>47.741935483871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formula="of:=IF([.B225]=[.E225]; &quot;&quot;; [.E225]-[.B225])">
            <text:p/>
          </table:table-cell>
          <table:table-cell table:formula="of:=IF([.B225]=[.E225]; &quot;&quot;; (([.E225]-[.B225])/[.B225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formula="of:=IF([.B226]=[.E226]; &quot;&quot;; [.E226]-[.B226])">
            <text:p/>
          </table:table-cell>
          <table:table-cell table:formula="of:=IF([.B226]=[.E226]; &quot;&quot;; (([.E226]-[.B226])/[.B226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formula="of:=IF([.B227]=[.E227]; &quot;&quot;; [.E227]-[.B227])">
            <text:p/>
          </table:table-cell>
          <table:table-cell table:formula="of:=IF([.B227]=[.E227]; &quot;&quot;; (([.E227]-[.B227])/[.B227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formula="of:=IF([.B228]=[.E228]; &quot;&quot;; [.E228]-[.B228])">
            <text:p/>
          </table:table-cell>
          <table:table-cell table:formula="of:=IF([.B228]=[.E228]; &quot;&quot;; (([.E228]-[.B228])/[.B228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formula="of:=IF([.B229]=[.E229]; &quot;&quot;; [.E229]-[.B229])">
            <text:p/>
          </table:table-cell>
          <table:table-cell table:formula="of:=IF([.B229]=[.E229]; &quot;&quot;; (([.E229]-[.B229])/[.B229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 office:value-type="string" office:string-value="*" calcext:value-type="string">
            <text:p>*</text:p>
          </table:table-cell>
          <table:table-cell table:formula="of:=IF([.B230]=[.E230]; &quot;&quot;; [.E230]-[.B230])" office:value-type="float" office:value="88" calcext:value-type="float">
            <text:p>88</text:p>
          </table:table-cell>
          <table:table-cell table:formula="of:=IF([.B230]=[.E230]; &quot;&quot;; (([.E230]-[.B230])/[.B230])*100)" office:value-type="float" office:value="31.4285714285714" calcext:value-type="float">
            <text:p>31.4285714285714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formula="of:=IF([.B232]=[.E232]; &quot;&quot;; [.E232]-[.B232])">
            <text:p/>
          </table:table-cell>
          <table:table-cell table:formula="of:=IF([.B232]=[.E232]; &quot;&quot;; (([.E232]-[.B232])/[.B232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formula="of:=IF([.B233]=[.E233]; &quot;&quot;; [.E233]-[.B233])">
            <text:p/>
          </table:table-cell>
          <table:table-cell table:formula="of:=IF([.B233]=[.E233]; &quot;&quot;; (([.E233]-[.B233])/[.B233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formula="of:=IF([.B234]=[.E234]; &quot;&quot;; [.E234]-[.B234])">
            <text:p/>
          </table:table-cell>
          <table:table-cell table:formula="of:=IF([.B234]=[.E234]; &quot;&quot;; (([.E234]-[.B234])/[.B234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 office:value-type="string" office:string-value="*" calcext:value-type="string">
            <text:p>*</text:p>
          </table:table-cell>
          <table:table-cell table:formula="of:=IF([.B235]=[.E235]; &quot;&quot;; [.E235]-[.B235])" office:value-type="float" office:value="168" calcext:value-type="float">
            <text:p>168</text:p>
          </table:table-cell>
          <table:table-cell table:formula="of:=IF([.B235]=[.E235]; &quot;&quot;; (([.E235]-[.B235])/[.B235])*100)" office:value-type="float" office:value="58.3333333333333" calcext:value-type="float">
            <text:p>58.3333333333333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formula="of:=IF([.B237]=[.E237]; &quot;&quot;; [.E237]-[.B237])">
            <text:p/>
          </table:table-cell>
          <table:table-cell table:formula="of:=IF([.B237]=[.E237]; &quot;&quot;; (([.E237]-[.B237])/[.B237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 office:value-type="string" office:string-value="*" calcext:value-type="string">
            <text:p>*</text:p>
          </table:table-cell>
          <table:table-cell table:formula="of:=IF([.B238]=[.E238]; &quot;&quot;; [.E238]-[.B238])" office:value-type="float" office:value="8" calcext:value-type="float">
            <text:p>8</text:p>
          </table:table-cell>
          <table:table-cell table:formula="of:=IF([.B238]=[.E238]; &quot;&quot;; (([.E238]-[.B238])/[.B238])*100)" office:value-type="float" office:value="0.91743119266055" calcext:value-type="float">
            <text:p>0.9174311926605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formula="of:=IF([.B240]=[.E240]; &quot;&quot;; [.E240]-[.B240])">
            <text:p/>
          </table:table-cell>
          <table:table-cell table:formula="of:=IF([.B240]=[.E240]; &quot;&quot;; (([.E240]-[.B240])/[.B240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5072" calcext:value-type="float">
            <text:p>125072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816" calcext:value-type="float">
            <text:p>125816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 office:value-type="string" office:string-value="*" calcext:value-type="string">
            <text:p>*</text:p>
          </table:table-cell>
          <table:table-cell table:formula="of:=IF([.B241]=[.E241]; &quot;&quot;; [.E241]-[.B241])" office:value-type="float" office:value="744" calcext:value-type="float">
            <text:p>744</text:p>
          </table:table-cell>
          <table:table-cell table:formula="of:=IF([.B241]=[.E241]; &quot;&quot;; (([.E241]-[.B241])/[.B241])*100)" office:value-type="float" office:value="0.594857362159396" calcext:value-type="float">
            <text:p>0.594857362159396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5072" calcext:value-type="float">
            <text:p>125072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816" calcext:value-type="float">
            <text:p>125816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 office:value-type="string" office:string-value="*" calcext:value-type="string">
            <text:p>*</text:p>
          </table:table-cell>
          <table:table-cell table:formula="of:=IF([.B242]=[.E242]; &quot;&quot;; [.E242]-[.B242])" office:value-type="float" office:value="744" calcext:value-type="float">
            <text:p>744</text:p>
          </table:table-cell>
          <table:table-cell table:formula="of:=IF([.B242]=[.E242]; &quot;&quot;; (([.E242]-[.B242])/[.B242])*100)" office:value-type="float" office:value="0.594857362159396" calcext:value-type="float">
            <text:p>0.594857362159396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480" calcext:value-type="float">
            <text:p>92480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584" calcext:value-type="float">
            <text:p>92584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 office:value-type="string" office:string-value="*" calcext:value-type="string">
            <text:p>*</text:p>
          </table:table-cell>
          <table:table-cell table:formula="of:=IF([.B243]=[.E243]; &quot;&quot;; [.E243]-[.B243])" office:value-type="float" office:value="104" calcext:value-type="float">
            <text:p>104</text:p>
          </table:table-cell>
          <table:table-cell table:formula="of:=IF([.B243]=[.E243]; &quot;&quot;; (([.E243]-[.B243])/[.B243])*100)" office:value-type="float" office:value="0.112456747404844" calcext:value-type="float">
            <text:p>0.112456747404844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312" calcext:value-type="float">
            <text:p>151312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480" calcext:value-type="float">
            <text:p>151480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 office:value-type="string" office:string-value="*" calcext:value-type="string">
            <text:p>*</text:p>
          </table:table-cell>
          <table:table-cell table:formula="of:=IF([.B244]=[.E244]; &quot;&quot;; [.E244]-[.B244])" office:value-type="float" office:value="168" calcext:value-type="float">
            <text:p>168</text:p>
          </table:table-cell>
          <table:table-cell table:formula="of:=IF([.B244]=[.E244]; &quot;&quot;; (([.E244]-[.B244])/[.B244])*100)" office:value-type="float" office:value="0.111028867505551" calcext:value-type="float">
            <text:p>0.111028867505551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896" calcext:value-type="float">
            <text:p>7896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8008" calcext:value-type="float">
            <text:p>8008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 office:value-type="string" office:string-value="*" calcext:value-type="string">
            <text:p>*</text:p>
          </table:table-cell>
          <table:table-cell table:formula="of:=IF([.B245]=[.E245]; &quot;&quot;; [.E245]-[.B245])" office:value-type="float" office:value="112" calcext:value-type="float">
            <text:p>112</text:p>
          </table:table-cell>
          <table:table-cell table:formula="of:=IF([.B245]=[.E245]; &quot;&quot;; (([.E245]-[.B245])/[.B245])*100)" office:value-type="float" office:value="1.41843971631206" calcext:value-type="float">
            <text:p>1.41843971631206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68" calcext:value-type="float">
            <text:p>15968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7288" calcext:value-type="float">
            <text:p>17288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 office:value-type="string" office:string-value="*" calcext:value-type="string">
            <text:p>*</text:p>
          </table:table-cell>
          <table:table-cell table:formula="of:=IF([.B247]=[.E247]; &quot;&quot;; [.E247]-[.B247])" office:value-type="float" office:value="1320" calcext:value-type="float">
            <text:p>1320</text:p>
          </table:table-cell>
          <table:table-cell table:formula="of:=IF([.B247]=[.E247]; &quot;&quot;; (([.E247]-[.B247])/[.B247])*100)" office:value-type="float" office:value="8.26653306613227" calcext:value-type="float">
            <text:p>8.26653306613227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176" calcext:value-type="float">
            <text:p>5176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872" calcext:value-type="float">
            <text:p>587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696" calcext:value-type="float">
            <text:p>696</text:p>
          </table:table-cell>
          <table:table-cell table:formula="of:=IF([.B248]=[.E248]; &quot;&quot;; (([.E248]-[.B248])/[.B248])*100)" office:value-type="float" office:value="13.4466769706337" calcext:value-type="float">
            <text:p>13.4466769706337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816" calcext:value-type="float">
            <text:p>39816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0560" calcext:value-type="float">
            <text:p>40560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744" calcext:value-type="float">
            <text:p>744</text:p>
          </table:table-cell>
          <table:table-cell table:formula="of:=IF([.B249]=[.E249]; &quot;&quot;; (([.E249]-[.B249])/[.B249])*100)" office:value-type="float" office:value="1.86859553948162" calcext:value-type="float">
            <text:p>1.86859553948162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7352" calcext:value-type="float">
            <text:p>37352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7368" calcext:value-type="float">
            <text:p>3736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 office:value-type="string" office:string-value="*" calcext:value-type="string">
            <text:p>*</text:p>
          </table:table-cell>
          <table:table-cell table:formula="of:=IF([.B250]=[.E250]; &quot;&quot;; [.E250]-[.B250])" office:value-type="float" office:value="16" calcext:value-type="float">
            <text:p>16</text:p>
          </table:table-cell>
          <table:table-cell table:formula="of:=IF([.B250]=[.E250]; &quot;&quot;; (([.E250]-[.B250])/[.B250])*100)" office:value-type="float" office:value="0.0428357249946455" calcext:value-type="float">
            <text:p>0.0428357249946455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4184" calcext:value-type="float">
            <text:p>14184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>
            <text:p/>
          </table:table-cell>
          <table:table-cell table:formula="of:=IF([.B251]=[.E251]; &quot;&quot;; [.E251]-[.B251])">
            <text:p/>
          </table:table-cell>
          <table:table-cell table:formula="of:=IF([.B251]=[.E251]; &quot;&quot;; (([.E251]-[.B251])/[.B251])*100)">
            <text:p/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 office:value-type="string" office:string-value="*" calcext:value-type="string">
            <text:p>*</text:p>
          </table:table-cell>
          <table:table-cell table:formula="of:=IF([.B252]=[.E252]; &quot;&quot;; [.E252]-[.B252])" office:value-type="float" office:value="64" calcext:value-type="float">
            <text:p>64</text:p>
          </table:table-cell>
          <table:table-cell table:formula="of:=IF([.B252]=[.E252]; &quot;&quot;; (([.E252]-[.B252])/[.B252])*100)" office:value-type="float" office:value="1.79775280898876" calcext:value-type="float">
            <text:p>1.79775280898876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 office:value-type="string" office:string-value="*" calcext:value-type="string">
            <text:p>*</text:p>
          </table:table-cell>
          <table:table-cell table:formula="of:=IF([.B253]=[.E253]; &quot;&quot;; [.E253]-[.B253])" office:value-type="float" office:value="56" calcext:value-type="float">
            <text:p>56</text:p>
          </table:table-cell>
          <table:table-cell table:formula="of:=IF([.B253]=[.E253]; &quot;&quot;; (([.E253]-[.B253])/[.B253])*100)" office:value-type="float" office:value="7.86516853932584" calcext:value-type="float">
            <text:p>7.86516853932584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04" calcext:value-type="float">
            <text:p>3904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352" calcext:value-type="float">
            <text:p>4352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 office:value-type="string" office:string-value="*" calcext:value-type="string">
            <text:p>*</text:p>
          </table:table-cell>
          <table:table-cell table:formula="of:=IF([.B254]=[.E254]; &quot;&quot;; [.E254]-[.B254])" office:value-type="float" office:value="448" calcext:value-type="float">
            <text:p>448</text:p>
          </table:table-cell>
          <table:table-cell table:formula="of:=IF([.B254]=[.E254]; &quot;&quot;; (([.E254]-[.B254])/[.B254])*100)" office:value-type="float" office:value="11.4754098360656" calcext:value-type="float">
            <text:p>11.4754098360656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88" calcext:value-type="float">
            <text:p>2288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 office:value-type="string" office:string-value="*" calcext:value-type="string">
            <text:p>*</text:p>
          </table:table-cell>
          <table:table-cell table:formula="of:=IF([.B255]=[.E255]; &quot;&quot;; [.E255]-[.B255])" office:value-type="float" office:value="96" calcext:value-type="float">
            <text:p>96</text:p>
          </table:table-cell>
          <table:table-cell table:formula="of:=IF([.B255]=[.E255]; &quot;&quot;; (([.E255]-[.B255])/[.B255])*100)" office:value-type="float" office:value="4.37956204379562" calcext:value-type="float">
            <text:p>4.37956204379562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>
            <text:p/>
          </table:table-cell>
          <table:table-cell table:formula="of:=IF([.B256]=[.E256]; &quot;&quot;; [.E256]-[.B256])">
            <text:p/>
          </table:table-cell>
          <table:table-cell table:formula="of:=IF([.B256]=[.E256]; &quot;&quot;; (([.E256]-[.B256])/[.B256])*100)">
            <text:p/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960" calcext:value-type="float">
            <text:p>7960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864" calcext:value-type="float">
            <text:p>786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 office:value-type="string" office:string-value="*" calcext:value-type="string">
            <text:p>*</text:p>
          </table:table-cell>
          <table:table-cell table:formula="of:=IF([.B257]=[.E257]; &quot;&quot;; [.E257]-[.B257])" office:value-type="float" office:value="-96" calcext:value-type="float">
            <text:p>-96</text:p>
          </table:table-cell>
          <table:table-cell table:formula="of:=IF([.B257]=[.E257]; &quot;&quot;; (([.E257]-[.B257])/[.B257])*100)" office:value-type="float" office:value="-1.20603015075377" calcext:value-type="float">
            <text:p>-1.20603015075377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36" calcext:value-type="float">
            <text:p>39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>
            <text:p/>
          </table:table-cell>
          <table:table-cell table:formula="of:=IF([.B258]=[.E258]; &quot;&quot;; [.E258]-[.B258])">
            <text:p/>
          </table:table-cell>
          <table:table-cell table:formula="of:=IF([.B258]=[.E258]; &quot;&quot;; (([.E258]-[.B258])/[.B258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56" calcext:value-type="float">
            <text:p>36456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328" calcext:value-type="float">
            <text:p>36328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 office:value-type="string" office:string-value="*" calcext:value-type="string">
            <text:p>*</text:p>
          </table:table-cell>
          <table:table-cell table:formula="of:=IF([.B259]=[.E259]; &quot;&quot;; [.E259]-[.B259])" office:value-type="float" office:value="-128" calcext:value-type="float">
            <text:p>-128</text:p>
          </table:table-cell>
          <table:table-cell table:formula="of:=IF([.B259]=[.E259]; &quot;&quot;; (([.E259]-[.B259])/[.B259])*100)" office:value-type="float" office:value="-0.351108185209568" calcext:value-type="float">
            <text:p>-0.351108185209568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5584" calcext:value-type="float">
            <text:p>558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 office:value-type="string" office:string-value="*" calcext:value-type="string">
            <text:p>*</text:p>
          </table:table-cell>
          <table:table-cell table:formula="of:=IF([.B260]=[.E260]; &quot;&quot;; [.E260]-[.B260])" office:value-type="float" office:value="-1344" calcext:value-type="float">
            <text:p>-1344</text:p>
          </table:table-cell>
          <table:table-cell table:formula="of:=IF([.B260]=[.E260]; &quot;&quot;; (([.E260]-[.B260])/[.B260])*100)" office:value-type="float" office:value="-19.3995381062356" calcext:value-type="float">
            <text:p>-19.3995381062356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32" calcext:value-type="float">
            <text:p>3432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formula="of:=IF([.B262]=[.E262]; &quot;&quot;; [.E262]-[.B262])">
            <text:p/>
          </table:table-cell>
          <table:table-cell table:formula="of:=IF([.B262]=[.E262]; &quot;&quot;; (([.E262]-[.B262])/[.B262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 office:value-type="string" office:string-value="*" calcext:value-type="string">
            <text:p>*</text:p>
          </table:table-cell>
          <table:table-cell table:formula="of:=IF([.B263]=[.E263]; &quot;&quot;; [.E263]-[.B263])" office:value-type="float" office:value="64" calcext:value-type="float">
            <text:p>64</text:p>
          </table:table-cell>
          <table:table-cell table:formula="of:=IF([.B263]=[.E263]; &quot;&quot;; (([.E263]-[.B263])/[.B263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 office:value-type="string" office:string-value="*" calcext:value-type="string">
            <text:p>*</text:p>
          </table:table-cell>
          <table:table-cell table:formula="of:=IF([.B264]=[.E264]; &quot;&quot;; [.E264]-[.B264])" office:value-type="float" office:value="64" calcext:value-type="float">
            <text:p>64</text:p>
          </table:table-cell>
          <table:table-cell table:formula="of:=IF([.B264]=[.E264]; &quot;&quot;; (([.E264]-[.B264])/[.B264])*100)"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formula="of:=IF([.B266]=[.E266]; &quot;&quot;; [.E266]-[.B266])">
            <text:p/>
          </table:table-cell>
          <table:table-cell table:formula="of:=IF([.B266]=[.E266]; &quot;&quot;; (([.E266]-[.B266])/[.B266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 office:value-type="string" office:string-value="*" calcext:value-type="string">
            <text:p>*</text:p>
          </table:table-cell>
          <table:table-cell table:formula="of:=IF([.B267]=[.E267]; &quot;&quot;; [.E267]-[.B267])" office:value-type="float" office:value="24" calcext:value-type="float">
            <text:p>24</text:p>
          </table:table-cell>
          <table:table-cell table:formula="of:=IF([.B267]=[.E267]; &quot;&quot;; (([.E267]-[.B267])/[.B267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 office:value-type="string" office:string-value="*" calcext:value-type="string">
            <text:p>*</text:p>
          </table:table-cell>
          <table:table-cell table:formula="of:=IF([.B268]=[.E268]; &quot;&quot;; [.E268]-[.B268])" office:value-type="float" office:value="48" calcext:value-type="float">
            <text:p>48</text:p>
          </table:table-cell>
          <table:table-cell table:formula="of:=IF([.B268]=[.E268]; &quot;&quot;; (([.E268]-[.B268])/[.B268])*100)"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formula="of:=IF([.B270]=[.E270]; &quot;&quot;; [.E270]-[.B270])">
            <text:p/>
          </table:table-cell>
          <table:table-cell table:formula="of:=IF([.B270]=[.E270]; &quot;&quot;; (([.E270]-[.B270])/[.B270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 office:value-type="string" office:string-value="*" calcext:value-type="string">
            <text:p>*</text:p>
          </table:table-cell>
          <table:table-cell table:formula="of:=IF([.B271]=[.E271]; &quot;&quot;; [.E271]-[.B271])" office:value-type="float" office:value="8" calcext:value-type="float">
            <text:p>8</text:p>
          </table:table-cell>
          <table:table-cell table:formula="of:=IF([.B271]=[.E271]; &quot;&quot;; (([.E271]-[.B271])/[.B271])*100)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 office:value-type="string" office:string-value="*" calcext:value-type="string">
            <text:p>*</text:p>
          </table:table-cell>
          <table:table-cell table:formula="of:=IF([.B272]=[.E272]; &quot;&quot;; [.E272]-[.B272])" office:value-type="float" office:value="24" calcext:value-type="float">
            <text:p>24</text:p>
          </table:table-cell>
          <table:table-cell table:formula="of:=IF([.B272]=[.E272]; &quot;&quot;; (([.E272]-[.B272])/[.B272])*100)"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formula="of:=IF([.B274]=[.E274]; &quot;&quot;; [.E274]-[.B274])">
            <text:p/>
          </table:table-cell>
          <table:table-cell table:formula="of:=IF([.B274]=[.E274]; &quot;&quot;; (([.E274]-[.B274])/[.B274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 office:value-type="string" office:string-value="*" calcext:value-type="string">
            <text:p>*</text:p>
          </table:table-cell>
          <table:table-cell table:formula="of:=IF([.B275]=[.E275]; &quot;&quot;; [.E275]-[.B275])" office:value-type="float" office:value="8" calcext:value-type="float">
            <text:p>8</text:p>
          </table:table-cell>
          <table:table-cell table:formula="of:=IF([.B275]=[.E275]; &quot;&quot;; (([.E275]-[.B275])/[.B275])*100)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formula="of:=IF([.B277]=[.E277]; &quot;&quot;; [.E277]-[.B277])">
            <text:p/>
          </table:table-cell>
          <table:table-cell table:formula="of:=IF([.B277]=[.E277]; &quot;&quot;; (([.E277]-[.B277])/[.B277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formula="of:=IF([.B278]=[.E278]; &quot;&quot;; [.E278]-[.B278])">
            <text:p/>
          </table:table-cell>
          <table:table-cell table:formula="of:=IF([.B278]=[.E278]; &quot;&quot;; (([.E278]-[.B278])/[.B278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 office:value-type="string" office:string-value="*" calcext:value-type="string">
            <text:p>*</text:p>
          </table:table-cell>
          <table:table-cell table:formula="of:=IF([.B279]=[.E279]; &quot;&quot;; [.E279]-[.B279])" office:value-type="float" office:value="88" calcext:value-type="float">
            <text:p>88</text:p>
          </table:table-cell>
          <table:table-cell table:formula="of:=IF([.B279]=[.E279]; &quot;&quot;; (([.E279]-[.B279])/[.B279])*100)" office:value-type="float" office:value="9.16666666666667" calcext:value-type="float">
            <text:p>9.16666666666667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 office:value-type="string" office:string-value="*" calcext:value-type="string">
            <text:p>*</text:p>
          </table:table-cell>
          <table:table-cell table:formula="of:=IF([.B280]=[.E280]; &quot;&quot;; [.E280]-[.B280])" office:value-type="float" office:value="120" calcext:value-type="float">
            <text:p>120</text:p>
          </table:table-cell>
          <table:table-cell table:formula="of:=IF([.B280]=[.E280]; &quot;&quot;; (([.E280]-[.B280])/[.B280])*100)" office:value-type="float" office:value="44.1176470588235" calcext:value-type="float">
            <text:p>44.1176470588235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 office:value-type="string" office:string-value="*" calcext:value-type="string">
            <text:p>*</text:p>
          </table:table-cell>
          <table:table-cell table:formula="of:=IF([.B281]=[.E281]; &quot;&quot;; [.E281]-[.B281])" office:value-type="float" office:value="40" calcext:value-type="float">
            <text:p>40</text:p>
          </table:table-cell>
          <table:table-cell table:formula="of:=IF([.B281]=[.E281]; &quot;&quot;; (([.E281]-[.B281])/[.B281])*100)"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</table:table-row>
        <table:table-row table:style-name="ro1">
          <table:table-cell office:value-type="string" calcext:value-type="string">
            <text:p>language/str_slic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str_slic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 office:value-type="string" office:string-value="*" calcext:value-type="string">
            <text:p>*</text:p>
          </table:table-cell>
          <table:table-cell table:formula="of:=IF([.B283]=[.E283]; &quot;&quot;; [.E283]-[.B283])" office:value-type="float" office:value="8" calcext:value-type="float">
            <text:p>8</text:p>
          </table:table-cell>
          <table:table-cell table:formula="of:=IF([.B283]=[.E283]; &quot;&quot;; (([.E283]-[.B283])/[.B283])*100)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 office:value-type="string" office:string-value="*" calcext:value-type="string">
            <text:p>*</text:p>
          </table:table-cell>
          <table:table-cell table:formula="of:=IF([.B284]=[.E284]; &quot;&quot;; [.E284]-[.B284])" office:value-type="float" office:value="40" calcext:value-type="float">
            <text:p>40</text:p>
          </table:table-cell>
          <table:table-cell table:formula="of:=IF([.B284]=[.E284]; &quot;&quot;; (([.E284]-[.B284])/[.B284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 office:value-type="string" office:string-value="*" calcext:value-type="string">
            <text:p>*</text:p>
          </table:table-cell>
          <table:table-cell table:formula="of:=IF([.B285]=[.E285]; &quot;&quot;; [.E285]-[.B285])" office:value-type="float" office:value="64" calcext:value-type="float">
            <text:p>64</text:p>
          </table:table-cell>
          <table:table-cell table:formula="of:=IF([.B285]=[.E285]; &quot;&quot;; (([.E285]-[.B285])/[.B285])*100)" office:value-type="float" office:value="22.8571428571429" calcext:value-type="float">
            <text:p>22.8571428571429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 office:value-type="string" office:string-value="*" calcext:value-type="string">
            <text:p>*</text:p>
          </table:table-cell>
          <table:table-cell table:formula="of:=IF([.B286]=[.E286]; &quot;&quot;; [.E286]-[.B286])" office:value-type="float" office:value="160" calcext:value-type="float">
            <text:p>160</text:p>
          </table:table-cell>
          <table:table-cell table:formula="of:=IF([.B286]=[.E286]; &quot;&quot;; (([.E286]-[.B286])/[.B286])*100)" office:value-type="float" office:value="58.8235294117647" calcext:value-type="float">
            <text:p>58.8235294117647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 office:value-type="string" office:string-value="*" calcext:value-type="string">
            <text:p>*</text:p>
          </table:table-cell>
          <table:table-cell table:formula="of:=IF([.B287]=[.E287]; &quot;&quot;; [.E287]-[.B287])" office:value-type="float" office:value="32" calcext:value-type="float">
            <text:p>32</text:p>
          </table:table-cell>
          <table:table-cell table:formula="of:=IF([.B287]=[.E287]; &quot;&quot;; (([.E287]-[.B287])/[.B287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 office:value-type="string" office:string-value="*" calcext:value-type="string">
            <text:p>*</text:p>
          </table:table-cell>
          <table:table-cell table:formula="of:=IF([.B288]=[.E288]; &quot;&quot;; [.E288]-[.B288])" office:value-type="float" office:value="648" calcext:value-type="float">
            <text:p>648</text:p>
          </table:table-cell>
          <table:table-cell table:formula="of:=IF([.B288]=[.E288]; &quot;&quot;; (([.E288]-[.B288])/[.B288])*100)" office:value-type="float" office:value="27.9310344827586" calcext:value-type="float">
            <text:p>27.9310344827586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120" calcext:value-type="float">
            <text:p>6120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 office:value-type="string" office:string-value="*" calcext:value-type="string">
            <text:p>*</text:p>
          </table:table-cell>
          <table:table-cell table:formula="of:=IF([.B289]=[.E289]; &quot;&quot;; [.E289]-[.B289])" office:value-type="float" office:value="-1104" calcext:value-type="float">
            <text:p>-1104</text:p>
          </table:table-cell>
          <table:table-cell table:formula="of:=IF([.B289]=[.E289]; &quot;&quot;; (([.E289]-[.B289])/[.B289])*100)" office:value-type="float" office:value="-15.2823920265781" calcext:value-type="float">
            <text:p>-15.2823920265781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 office:value-type="string" office:string-value="*" calcext:value-type="string">
            <text:p>*</text:p>
          </table:table-cell>
          <table:table-cell table:formula="of:=IF([.B290]=[.E290]; &quot;&quot;; [.E290]-[.B290])" office:value-type="float" office:value="40" calcext:value-type="float">
            <text:p>40</text:p>
          </table:table-cell>
          <table:table-cell table:formula="of:=IF([.B290]=[.E290]; &quot;&quot;; (([.E290]-[.B290])/[.B290])*100)" office:value-type="float" office:value="11.3636363636364" calcext:value-type="float">
            <text:p>11.3636363636364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formula="of:=IF([.B292]=[.E292]; &quot;&quot;; [.E292]-[.B292])">
            <text:p/>
          </table:table-cell>
          <table:table-cell table:formula="of:=IF([.B292]=[.E292]; &quot;&quot;; (([.E292]-[.B292])/[.B292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formula="of:=IF([.B293]=[.E293]; &quot;&quot;; [.E293]-[.B293])">
            <text:p/>
          </table:table-cell>
          <table:table-cell table:formula="of:=IF([.B293]=[.E293]; &quot;&quot;; (([.E293]-[.B293])/[.B293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 office:value-type="string" office:string-value="*" calcext:value-type="string">
            <text:p>*</text:p>
          </table:table-cell>
          <table:table-cell table:formula="of:=IF([.B294]=[.E294]; &quot;&quot;; [.E294]-[.B294])" office:value-type="float" office:value="32" calcext:value-type="float">
            <text:p>32</text:p>
          </table:table-cell>
          <table:table-cell table:formula="of:=IF([.B294]=[.E294]; &quot;&quot;; (([.E294]-[.B294])/[.B294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 office:value-type="string" office:string-value="*" calcext:value-type="string">
            <text:p>*</text:p>
          </table:table-cell>
          <table:table-cell table:formula="of:=IF([.B295]=[.E295]; &quot;&quot;; [.E295]-[.B295])" office:value-type="float" office:value="32" calcext:value-type="float">
            <text:p>32</text:p>
          </table:table-cell>
          <table:table-cell table:formula="of:=IF([.B295]=[.E295]; &quot;&quot;; (([.E295]-[.B295])/[.B295])*100)" office:value-type="float" office:value="8.16326530612245" calcext:value-type="float">
            <text:p>8.16326530612245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formula="of:=IF([.B297]=[.E297]; &quot;&quot;; [.E297]-[.B297])">
            <text:p/>
          </table:table-cell>
          <table:table-cell table:formula="of:=IF([.B297]=[.E297]; &quot;&quot;; (([.E297]-[.B297])/[.B297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 office:value-type="string" office:string-value="*" calcext:value-type="string">
            <text:p>*</text:p>
          </table:table-cell>
          <table:table-cell table:formula="of:=IF([.B298]=[.E298]; &quot;&quot;; [.E298]-[.B298])" office:value-type="float" office:value="200" calcext:value-type="float">
            <text:p>200</text:p>
          </table:table-cell>
          <table:table-cell table:formula="of:=IF([.B298]=[.E298]; &quot;&quot;; (([.E298]-[.B298])/[.B298])*100)" office:value-type="float" office:value="47.1698113207547" calcext:value-type="float">
            <text:p>47.1698113207547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 office:value-type="string" office:string-value="*" calcext:value-type="string">
            <text:p>*</text:p>
          </table:table-cell>
          <table:table-cell table:formula="of:=IF([.B299]=[.E299]; &quot;&quot;; [.E299]-[.B299])" office:value-type="float" office:value="96" calcext:value-type="float">
            <text:p>96</text:p>
          </table:table-cell>
          <table:table-cell table:formula="of:=IF([.B299]=[.E299]; &quot;&quot;; (([.E299]-[.B299])/[.B299])*100)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 office:value-type="string" office:string-value="*" calcext:value-type="string">
            <text:p>*</text:p>
          </table:table-cell>
          <table:table-cell table:formula="of:=IF([.B300]=[.E300]; &quot;&quot;; [.E300]-[.B300])" office:value-type="float" office:value="632" calcext:value-type="float">
            <text:p>632</text:p>
          </table:table-cell>
          <table:table-cell table:formula="of:=IF([.B300]=[.E300]; &quot;&quot;; (([.E300]-[.B300])/[.B300])*100)" office:value-type="float" office:value="129.508196721311" calcext:value-type="float">
            <text:p>129.508196721311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 office:value-type="string" office:string-value="*" calcext:value-type="string">
            <text:p>*</text:p>
          </table:table-cell>
          <table:table-cell table:formula="of:=IF([.B301]=[.E301]; &quot;&quot;; [.E301]-[.B301])" office:value-type="float" office:value="24" calcext:value-type="float">
            <text:p>24</text:p>
          </table:table-cell>
          <table:table-cell table:formula="of:=IF([.B301]=[.E301]; &quot;&quot;; (([.E301]-[.B301])/[.B301])*100)" office:value-type="float" office:value="8.10810810810811" calcext:value-type="float">
            <text:p>8.10810810810811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 office:value-type="string" office:string-value="*" calcext:value-type="string">
            <text:p>*</text:p>
          </table:table-cell>
          <table:table-cell table:formula="of:=IF([.B302]=[.E302]; &quot;&quot;; [.E302]-[.B302])" office:value-type="float" office:value="264" calcext:value-type="float">
            <text:p>264</text:p>
          </table:table-cell>
          <table:table-cell table:formula="of:=IF([.B302]=[.E302]; &quot;&quot;; (([.E302]-[.B302])/[.B302])*100)" office:value-type="float" office:value="38.8235294117647" calcext:value-type="float">
            <text:p>38.8235294117647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 office:value-type="string" office:string-value="*" calcext:value-type="string">
            <text:p>*</text:p>
          </table:table-cell>
          <table:table-cell table:formula="of:=IF([.B303]=[.E303]; &quot;&quot;; [.E303]-[.B303])" office:value-type="float" office:value="32" calcext:value-type="float">
            <text:p>32</text:p>
          </table:table-cell>
          <table:table-cell table:formula="of:=IF([.B303]=[.E303]; &quot;&quot;; (([.E303]-[.B303])/[.B303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 office:value-type="string" office:string-value="*" calcext:value-type="string">
            <text:p>*</text:p>
          </table:table-cell>
          <table:table-cell table:formula="of:=IF([.B304]=[.E304]; &quot;&quot;; [.E304]-[.B304])" office:value-type="float" office:value="16" calcext:value-type="float">
            <text:p>16</text:p>
          </table:table-cell>
          <table:table-cell table:formula="of:=IF([.B304]=[.E304]; &quot;&quot;; (([.E304]-[.B304])/[.B304])*100)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 office:value-type="string" office:string-value="*" calcext:value-type="string">
            <text:p>*</text:p>
          </table:table-cell>
          <table:table-cell table:formula="of:=IF([.B305]=[.E305]; &quot;&quot;; [.E305]-[.B305])" office:value-type="float" office:value="32" calcext:value-type="float">
            <text:p>32</text:p>
          </table:table-cell>
          <table:table-cell table:formula="of:=IF([.B305]=[.E305]; &quot;&quot;; (([.E305]-[.B305])/[.B305])*100)" office:value-type="float" office:value="10.5263157894737" calcext:value-type="float">
            <text:p>10.5263157894737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768" calcext:value-type="float">
            <text:p>3768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 office:value-type="string" office:string-value="*" calcext:value-type="string">
            <text:p>*</text:p>
          </table:table-cell>
          <table:table-cell table:formula="of:=IF([.B306]=[.E306]; &quot;&quot;; [.E306]-[.B306])" office:value-type="float" office:value="152" calcext:value-type="float">
            <text:p>152</text:p>
          </table:table-cell>
          <table:table-cell table:formula="of:=IF([.B306]=[.E306]; &quot;&quot;; (([.E306]-[.B306])/[.B306])*100)" office:value-type="float" office:value="4.03397027600849" calcext:value-type="float">
            <text:p>4.03397027600849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 office:value-type="string" office:string-value="*" calcext:value-type="string">
            <text:p>*</text:p>
          </table:table-cell>
          <table:table-cell table:formula="of:=IF([.B307]=[.E307]; &quot;&quot;; [.E307]-[.B307])" office:value-type="float" office:value="24" calcext:value-type="float">
            <text:p>24</text:p>
          </table:table-cell>
          <table:table-cell table:formula="of:=IF([.B307]=[.E307]; &quot;&quot;; (([.E307]-[.B307])/[.B307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 office:value-type="string" office:string-value="*" calcext:value-type="string">
            <text:p>*</text:p>
          </table:table-cell>
          <table:table-cell table:formula="of:=IF([.B308]=[.E308]; &quot;&quot;; [.E308]-[.B308])" office:value-type="float" office:value="24" calcext:value-type="float">
            <text:p>24</text:p>
          </table:table-cell>
          <table:table-cell table:formula="of:=IF([.B308]=[.E308]; &quot;&quot;; (([.E308]-[.B308])/[.B308])*100)" office:value-type="float" office:value="10.7142857142857" calcext:value-type="float">
            <text:p>10.7142857142857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 office:value-type="string" office:string-value="*" calcext:value-type="string">
            <text:p>*</text:p>
          </table:table-cell>
          <table:table-cell table:formula="of:=IF([.B309]=[.E309]; &quot;&quot;; [.E309]-[.B309])" office:value-type="float" office:value="56" calcext:value-type="float">
            <text:p>56</text:p>
          </table:table-cell>
          <table:table-cell table:formula="of:=IF([.B309]=[.E309]; &quot;&quot;; (([.E309]-[.B309])/[.B309])*100)" office:value-type="float" office:value="23.3333333333333" calcext:value-type="float">
            <text:p>23.3333333333333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 office:value-type="string" office:string-value="*" calcext:value-type="string">
            <text:p>*</text:p>
          </table:table-cell>
          <table:table-cell table:formula="of:=IF([.B310]=[.E310]; &quot;&quot;; [.E310]-[.B310])" office:value-type="float" office:value="64" calcext:value-type="float">
            <text:p>64</text:p>
          </table:table-cell>
          <table:table-cell table:formula="of:=IF([.B310]=[.E310]; &quot;&quot;; (([.E310]-[.B310])/[.B310])*100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6048" calcext:value-type="float">
            <text:p>6048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 office:value-type="string" office:string-value="*" calcext:value-type="string">
            <text:p>*</text:p>
          </table:table-cell>
          <table:table-cell table:formula="of:=IF([.B311]=[.E311]; &quot;&quot;; [.E311]-[.B311])" office:value-type="float" office:value="40" calcext:value-type="float">
            <text:p>40</text:p>
          </table:table-cell>
          <table:table-cell table:formula="of:=IF([.B311]=[.E311]; &quot;&quot;; (([.E311]-[.B311])/[.B311])*100)" office:value-type="float" office:value="0.66577896138482" calcext:value-type="float">
            <text:p>0.66577896138482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formula="of:=IF([.B313]=[.E313]; &quot;&quot;; [.E313]-[.B313])">
            <text:p/>
          </table:table-cell>
          <table:table-cell table:formula="of:=IF([.B313]=[.E313]; &quot;&quot;; (([.E313]-[.B313])/[.B313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 office:value-type="string" office:string-value="*" calcext:value-type="string">
            <text:p>*</text:p>
          </table:table-cell>
          <table:table-cell table:formula="of:=IF([.B314]=[.E314]; &quot;&quot;; [.E314]-[.B314])" office:value-type="float" office:value="16" calcext:value-type="float">
            <text:p>16</text:p>
          </table:table-cell>
          <table:table-cell table:formula="of:=IF([.B314]=[.E314]; &quot;&quot;; (([.E314]-[.B314])/[.B314])*100)"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 office:value-type="string" office:string-value="*" calcext:value-type="string">
            <text:p>*</text:p>
          </table:table-cell>
          <table:table-cell table:formula="of:=IF([.B316]=[.E316]; &quot;&quot;; [.E316]-[.B316])" office:value-type="float" office:value="48" calcext:value-type="float">
            <text:p>48</text:p>
          </table:table-cell>
          <table:table-cell table:formula="of:=IF([.B316]=[.E316]; &quot;&quot;; (([.E316]-[.B316])/[.B316])*100)"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 office:value-type="string" office:string-value="*" calcext:value-type="string">
            <text:p>*</text:p>
          </table:table-cell>
          <table:table-cell table:formula="of:=IF([.B317]=[.E317]; &quot;&quot;; [.E317]-[.B317])" office:value-type="float" office:value="72" calcext:value-type="float">
            <text:p>72</text:p>
          </table:table-cell>
          <table:table-cell table:formula="of:=IF([.B317]=[.E317]; &quot;&quot;; (([.E317]-[.B317])/[.B317])*100)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 office:value-type="string" office:string-value="*" calcext:value-type="string">
            <text:p>*</text:p>
          </table:table-cell>
          <table:table-cell table:formula="of:=IF([.B318]=[.E318]; &quot;&quot;; [.E318]-[.B318])" office:value-type="float" office:value="8" calcext:value-type="float">
            <text:p>8</text:p>
          </table:table-cell>
          <table:table-cell table:formula="of:=IF([.B318]=[.E318]; &quot;&quot;; (([.E318]-[.B318])/[.B318])*100)" office:value-type="float" office:value="1.14942528735632" calcext:value-type="float">
            <text:p>1.14942528735632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432" calcext:value-type="float">
            <text:p>2432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 office:value-type="string" office:string-value="*" calcext:value-type="string">
            <text:p>*</text:p>
          </table:table-cell>
          <table:table-cell table:formula="of:=IF([.B319]=[.E319]; &quot;&quot;; [.E319]-[.B319])" office:value-type="float" office:value="360" calcext:value-type="float">
            <text:p>360</text:p>
          </table:table-cell>
          <table:table-cell table:formula="of:=IF([.B319]=[.E319]; &quot;&quot;; (([.E319]-[.B319])/[.B319])*100)" office:value-type="float" office:value="17.3745173745174" calcext:value-type="float">
            <text:p>17.3745173745174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 office:value-type="string" office:string-value="*" calcext:value-type="string">
            <text:p>*</text:p>
          </table:table-cell>
          <table:table-cell table:formula="of:=IF([.B320]=[.E320]; &quot;&quot;; [.E320]-[.B320])" office:value-type="float" office:value="-8" calcext:value-type="float">
            <text:p>-8</text:p>
          </table:table-cell>
          <table:table-cell table:formula="of:=IF([.B320]=[.E320]; &quot;&quot;; (([.E320]-[.B320])/[.B320])*100)" office:value-type="float" office:value="-0.91743119266055" calcext:value-type="float">
            <text:p>-0.91743119266055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 office:value-type="string" office:string-value="*" calcext:value-type="string">
            <text:p>*</text:p>
          </table:table-cell>
          <table:table-cell table:formula="of:=IF([.B321]=[.E321]; &quot;&quot;; [.E321]-[.B321])" office:value-type="float" office:value="56" calcext:value-type="float">
            <text:p>56</text:p>
          </table:table-cell>
          <table:table-cell table:formula="of:=IF([.B321]=[.E321]; &quot;&quot;; (([.E321]-[.B321])/[.B321])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 office:value-type="string" office:string-value="*" calcext:value-type="string">
            <text:p>*</text:p>
          </table:table-cell>
          <table:table-cell table:formula="of:=IF([.B322]=[.E322]; &quot;&quot;; [.E322]-[.B322])" office:value-type="float" office:value="32" calcext:value-type="float">
            <text:p>32</text:p>
          </table:table-cell>
          <table:table-cell table:formula="of:=IF([.B322]=[.E322]; &quot;&quot;; (([.E322]-[.B322])/[.B322])*100)"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 office:value-type="string" office:string-value="*" calcext:value-type="string">
            <text:p>*</text:p>
          </table:table-cell>
          <table:table-cell table:formula="of:=IF([.B323]=[.E323]; &quot;&quot;; [.E323]-[.B323])" office:value-type="float" office:value="392" calcext:value-type="float">
            <text:p>392</text:p>
          </table:table-cell>
          <table:table-cell table:formula="of:=IF([.B323]=[.E323]; &quot;&quot;; (([.E323]-[.B323])/[.B323])*100)" office:value-type="float" office:value="18.6311787072243" calcext:value-type="float">
            <text:p>18.6311787072243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 office:value-type="string" office:string-value="*" calcext:value-type="string">
            <text:p>*</text:p>
          </table:table-cell>
          <table:table-cell table:formula="of:=IF([.B324]=[.E324]; &quot;&quot;; [.E324]-[.B324])" office:value-type="float" office:value="24" calcext:value-type="float">
            <text:p>24</text:p>
          </table:table-cell>
          <table:table-cell table:formula="of:=IF([.B324]=[.E324]; &quot;&quot;; (([.E324]-[.B324])/[.B324])*100)" office:value-type="float" office:value="4.47761194029851" calcext:value-type="float">
            <text:p>4.47761194029851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formula="of:=IF([.B326]=[.E326]; &quot;&quot;; [.E326]-[.B326])">
            <text:p/>
          </table:table-cell>
          <table:table-cell table:formula="of:=IF([.B326]=[.E326]; &quot;&quot;; (([.E326]-[.B326])/[.B326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formula="of:=IF([.B327]=[.E327]; &quot;&quot;; [.E327]-[.B327])">
            <text:p/>
          </table:table-cell>
          <table:table-cell table:formula="of:=IF([.B327]=[.E327]; &quot;&quot;; (([.E327]-[.B327])/[.B327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 office:value-type="string" office:string-value="*" calcext:value-type="string">
            <text:p>*</text:p>
          </table:table-cell>
          <table:table-cell table:formula="of:=IF([.B328]=[.E328]; &quot;&quot;; [.E328]-[.B328])" office:value-type="float" office:value="64" calcext:value-type="float">
            <text:p>64</text:p>
          </table:table-cell>
          <table:table-cell table:formula="of:=IF([.B328]=[.E328]; &quot;&quot;; (([.E328]-[.B328])/[.B328])*100)" office:value-type="float" office:value="3.43347639484979" calcext:value-type="float">
            <text:p>3.43347639484979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 office:value-type="string" office:string-value="*" calcext:value-type="string">
            <text:p>*</text:p>
          </table:table-cell>
          <table:table-cell table:formula="of:=IF([.B329]=[.E329]; &quot;&quot;; [.E329]-[.B329])" office:value-type="float" office:value="8" calcext:value-type="float">
            <text:p>8</text:p>
          </table:table-cell>
          <table:table-cell table:formula="of:=IF([.B329]=[.E329]; &quot;&quot;; (([.E329]-[.B329])/[.B329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1872" calcext:value-type="float">
            <text:p>1872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 office:value-type="string" office:string-value="*" calcext:value-type="string">
            <text:p>*</text:p>
          </table:table-cell>
          <table:table-cell table:formula="of:=IF([.B330]=[.E330]; &quot;&quot;; [.E330]-[.B330])" office:value-type="float" office:value="8" calcext:value-type="float">
            <text:p>8</text:p>
          </table:table-cell>
          <table:table-cell table:formula="of:=IF([.B330]=[.E330]; &quot;&quot;; (([.E330]-[.B330])/[.B330])*100)" office:value-type="float" office:value="0.429184549356223" calcext:value-type="float">
            <text:p>0.429184549356223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 office:value-type="string" office:string-value="*" calcext:value-type="string">
            <text:p>*</text:p>
          </table:table-cell>
          <table:table-cell table:formula="of:=IF([.B331]=[.E331]; &quot;&quot;; [.E331]-[.B331])" office:value-type="float" office:value="8" calcext:value-type="float">
            <text:p>8</text:p>
          </table:table-cell>
          <table:table-cell table:formula="of:=IF([.B331]=[.E331]; &quot;&quot;; (([.E331]-[.B331])/[.B331])*100)" office:value-type="float" office:value="0.505050505050505" calcext:value-type="float">
            <text:p>0.505050505050505</text:p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 office:value-type="string" office:string-value="*" calcext:value-type="string">
            <text:p>*</text:p>
          </table:table-cell>
          <table:table-cell table:formula="of:=IF([.B332]=[.E332]; &quot;&quot;; [.E332]-[.B332])" office:value-type="float" office:value="72" calcext:value-type="float">
            <text:p>72</text:p>
          </table:table-cell>
          <table:table-cell table:formula="of:=IF([.B332]=[.E332]; &quot;&quot;; (([.E332]-[.B332])/[.B332])*100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 office:value-type="string" office:string-value="*" calcext:value-type="string">
            <text:p>*</text:p>
          </table:table-cell>
          <table:table-cell table:formula="of:=IF([.B333]=[.E333]; &quot;&quot;; [.E333]-[.B333])" office:value-type="float" office:value="32" calcext:value-type="float">
            <text:p>32</text:p>
          </table:table-cell>
          <table:table-cell table:formula="of:=IF([.B333]=[.E333]; &quot;&quot;; (([.E333]-[.B333])/[.B333])*100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 office:value-type="string" office:string-value="*" calcext:value-type="string">
            <text:p>*</text:p>
          </table:table-cell>
          <table:table-cell table:formula="of:=IF([.B334]=[.E334]; &quot;&quot;; [.E334]-[.B334])" office:value-type="float" office:value="64" calcext:value-type="float">
            <text:p>64</text:p>
          </table:table-cell>
          <table:table-cell table:formula="of:=IF([.B334]=[.E334]; &quot;&quot;; (([.E334]-[.B334])/[.B334])*100)" office:value-type="float" office:value="7.27272727272727" calcext:value-type="float">
            <text:p>7.27272727272727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 office:value-type="string" office:string-value="*" calcext:value-type="string">
            <text:p>*</text:p>
          </table:table-cell>
          <table:table-cell table:formula="of:=IF([.B335]=[.E335]; &quot;&quot;; [.E335]-[.B335])" office:value-type="float" office:value="88" calcext:value-type="float">
            <text:p>88</text:p>
          </table:table-cell>
          <table:table-cell table:formula="of:=IF([.B335]=[.E335]; &quot;&quot;; (([.E335]-[.B335])/[.B335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 office:value-type="string" office:string-value="*" calcext:value-type="string">
            <text:p>*</text:p>
          </table:table-cell>
          <table:table-cell table:formula="of:=IF([.B336]=[.E336]; &quot;&quot;; [.E336]-[.B336])" office:value-type="float" office:value="80" calcext:value-type="float">
            <text:p>80</text:p>
          </table:table-cell>
          <table:table-cell table:formula="of:=IF([.B336]=[.E336]; &quot;&quot;; (([.E336]-[.B336])/[.B336])*100)" office:value-type="float" office:value="3.64963503649635" calcext:value-type="float">
            <text:p>3.64963503649635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 office:value-type="string" office:string-value="*" calcext:value-type="string">
            <text:p>*</text:p>
          </table:table-cell>
          <table:table-cell table:formula="of:=IF([.B337]=[.E337]; &quot;&quot;; [.E337]-[.B337])" office:value-type="float" office:value="80" calcext:value-type="float">
            <text:p>80</text:p>
          </table:table-cell>
          <table:table-cell table:formula="of:=IF([.B337]=[.E337]; &quot;&quot;; (([.E337]-[.B337])/[.B337])*100)" office:value-type="float" office:value="3.71747211895911" calcext:value-type="float">
            <text:p>3.71747211895911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392" calcext:value-type="float">
            <text:p>2392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 office:value-type="string" office:string-value="*" calcext:value-type="string">
            <text:p>*</text:p>
          </table:table-cell>
          <table:table-cell table:formula="of:=IF([.B338]=[.E338]; &quot;&quot;; [.E338]-[.B338])" office:value-type="float" office:value="40" calcext:value-type="float">
            <text:p>40</text:p>
          </table:table-cell>
          <table:table-cell table:formula="of:=IF([.B338]=[.E338]; &quot;&quot;; (([.E338]-[.B338])/[.B338])*100)" office:value-type="float" office:value="1.70068027210884" calcext:value-type="float">
            <text:p>1.70068027210884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 office:value-type="string" office:string-value="*" calcext:value-type="string">
            <text:p>*</text:p>
          </table:table-cell>
          <table:table-cell table:formula="of:=IF([.B339]=[.E339]; &quot;&quot;; [.E339]-[.B339])" office:value-type="float" office:value="80" calcext:value-type="float">
            <text:p>80</text:p>
          </table:table-cell>
          <table:table-cell table:formula="of:=IF([.B339]=[.E339]; &quot;&quot;; (([.E339]-[.B339])/[.B339])*100)" office:value-type="float" office:value="3.690036900369" calcext:value-type="float">
            <text:p>3.690036900369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 office:value-type="string" office:string-value="*" calcext:value-type="string">
            <text:p>*</text:p>
          </table:table-cell>
          <table:table-cell table:formula="of:=IF([.B340]=[.E340]; &quot;&quot;; [.E340]-[.B340])" office:value-type="float" office:value="160" calcext:value-type="float">
            <text:p>160</text:p>
          </table:table-cell>
          <table:table-cell table:formula="of:=IF([.B340]=[.E340]; &quot;&quot;; (([.E340]-[.B340])/[.B340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 office:value-type="string" office:string-value="*" calcext:value-type="string">
            <text:p>*</text:p>
          </table:table-cell>
          <table:table-cell table:formula="of:=IF([.B341]=[.E341]; &quot;&quot;; [.E341]-[.B341])" office:value-type="float" office:value="160" calcext:value-type="float">
            <text:p>160</text:p>
          </table:table-cell>
          <table:table-cell table:formula="of:=IF([.B341]=[.E341]; &quot;&quot;; (([.E341]-[.B341])/[.B341])*100)" office:value-type="float" office:value="4.80769230769231" calcext:value-type="float">
            <text:p>4.80769230769231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 office:value-type="string" office:string-value="*" calcext:value-type="string">
            <text:p>*</text:p>
          </table:table-cell>
          <table:table-cell table:formula="of:=IF([.B342]=[.E342]; &quot;&quot;; [.E342]-[.B342])" office:value-type="float" office:value="72" calcext:value-type="float">
            <text:p>72</text:p>
          </table:table-cell>
          <table:table-cell table:formula="of:=IF([.B342]=[.E342]; &quot;&quot;; (([.E342]-[.B342])/[.B342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 office:value-type="string" office:string-value="*" calcext:value-type="string">
            <text:p>*</text:p>
          </table:table-cell>
          <table:table-cell table:formula="of:=IF([.B343]=[.E343]; &quot;&quot;; [.E343]-[.B343])" office:value-type="float" office:value="72" calcext:value-type="float">
            <text:p>72</text:p>
          </table:table-cell>
          <table:table-cell table:formula="of:=IF([.B343]=[.E343]; &quot;&quot;; (([.E343]-[.B343])/[.B343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 office:value-type="string" office:string-value="*" calcext:value-type="string">
            <text:p>*</text:p>
          </table:table-cell>
          <table:table-cell table:formula="of:=IF([.B344]=[.E344]; &quot;&quot;; [.E344]-[.B344])" office:value-type="float" office:value="72" calcext:value-type="float">
            <text:p>72</text:p>
          </table:table-cell>
          <table:table-cell table:formula="of:=IF([.B344]=[.E344]; &quot;&quot;; (([.E344]-[.B344])/[.B344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 office:value-type="string" office:string-value="*" calcext:value-type="string">
            <text:p>*</text:p>
          </table:table-cell>
          <table:table-cell table:formula="of:=IF([.B345]=[.E345]; &quot;&quot;; [.E345]-[.B345])" office:value-type="float" office:value="72" calcext:value-type="float">
            <text:p>72</text:p>
          </table:table-cell>
          <table:table-cell table:formula="of:=IF([.B345]=[.E345]; &quot;&quot;; (([.E345]-[.B345])/[.B345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912" calcext:value-type="float">
            <text:p>2912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 office:value-type="string" office:string-value="*" calcext:value-type="string">
            <text:p>*</text:p>
          </table:table-cell>
          <table:table-cell table:formula="of:=IF([.B346]=[.E346]; &quot;&quot;; [.E346]-[.B346])" office:value-type="float" office:value="72" calcext:value-type="float">
            <text:p>72</text:p>
          </table:table-cell>
          <table:table-cell table:formula="of:=IF([.B346]=[.E346]; &quot;&quot;; (([.E346]-[.B346])/[.B346])*100)" office:value-type="float" office:value="2.53521126760563" calcext:value-type="float">
            <text:p>2.53521126760563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 office:value-type="string" office:string-value="*" calcext:value-type="string">
            <text:p>*</text:p>
          </table:table-cell>
          <table:table-cell table:formula="of:=IF([.B347]=[.E347]; &quot;&quot;; [.E347]-[.B347])" office:value-type="float" office:value="72" calcext:value-type="float">
            <text:p>72</text:p>
          </table:table-cell>
          <table:table-cell table:formula="of:=IF([.B347]=[.E347]; &quot;&quot;; (([.E347]-[.B347])/[.B347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888" calcext:value-type="float">
            <text:p>288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 office:value-type="string" office:string-value="*" calcext:value-type="string">
            <text:p>*</text:p>
          </table:table-cell>
          <table:table-cell table:formula="of:=IF([.B348]=[.E348]; &quot;&quot;; [.E348]-[.B348])" office:value-type="float" office:value="72" calcext:value-type="float">
            <text:p>72</text:p>
          </table:table-cell>
          <table:table-cell table:formula="of:=IF([.B348]=[.E348]; &quot;&quot;; (([.E348]-[.B348])/[.B348])*100)" office:value-type="float" office:value="2.55681818181818" calcext:value-type="float">
            <text:p>2.55681818181818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 office:value-type="string" office:string-value="*" calcext:value-type="string">
            <text:p>*</text:p>
          </table:table-cell>
          <table:table-cell table:formula="of:=IF([.B349]=[.E349]; &quot;&quot;; [.E349]-[.B349])" office:value-type="float" office:value="200" calcext:value-type="float">
            <text:p>200</text:p>
          </table:table-cell>
          <table:table-cell table:formula="of:=IF([.B349]=[.E349]; &quot;&quot;; (([.E349]-[.B349])/[.B349])*100)" office:value-type="float" office:value="6.31313131313131" calcext:value-type="float">
            <text:p>6.31313131313131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 office:value-type="string" office:string-value="*" calcext:value-type="string">
            <text:p>*</text:p>
          </table:table-cell>
          <table:table-cell table:formula="of:=IF([.B350]=[.E350]; &quot;&quot;; [.E350]-[.B350])" office:value-type="float" office:value="88" calcext:value-type="float">
            <text:p>88</text:p>
          </table:table-cell>
          <table:table-cell table:formula="of:=IF([.B350]=[.E350]; &quot;&quot;; (([.E350]-[.B350])/[.B350])*100)" office:value-type="float" office:value="3.49206349206349" calcext:value-type="float">
            <text:p>3.49206349206349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 office:value-type="string" office:string-value="*" calcext:value-type="string">
            <text:p>*</text:p>
          </table:table-cell>
          <table:table-cell table:formula="of:=IF([.B351]=[.E351]; &quot;&quot;; [.E351]-[.B351])" office:value-type="float" office:value="104" calcext:value-type="float">
            <text:p>104</text:p>
          </table:table-cell>
          <table:table-cell table:formula="of:=IF([.B351]=[.E351]; &quot;&quot;; (([.E351]-[.B351])/[.B351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 office:value-type="string" office:string-value="*" calcext:value-type="string">
            <text:p>*</text:p>
          </table:table-cell>
          <table:table-cell table:formula="of:=IF([.B352]=[.E352]; &quot;&quot;; [.E352]-[.B352])" office:value-type="float" office:value="104" calcext:value-type="float">
            <text:p>104</text:p>
          </table:table-cell>
          <table:table-cell table:formula="of:=IF([.B352]=[.E352]; &quot;&quot;; (([.E352]-[.B352])/[.B352])*100)" office:value-type="float" office:value="3.69318181818182" calcext:value-type="float">
            <text:p>3.69318181818182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 office:value-type="string" office:string-value="*" calcext:value-type="string">
            <text:p>*</text:p>
          </table:table-cell>
          <table:table-cell table:formula="of:=IF([.B353]=[.E353]; &quot;&quot;; [.E353]-[.B353])" office:value-type="float" office:value="56" calcext:value-type="float">
            <text:p>56</text:p>
          </table:table-cell>
          <table:table-cell table:formula="of:=IF([.B353]=[.E353]; &quot;&quot;; (([.E353]-[.B353])/[.B353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 office:value-type="string" office:string-value="*" calcext:value-type="string">
            <text:p>*</text:p>
          </table:table-cell>
          <table:table-cell table:formula="of:=IF([.B354]=[.E354]; &quot;&quot;; [.E354]-[.B354])" office:value-type="float" office:value="56" calcext:value-type="float">
            <text:p>56</text:p>
          </table:table-cell>
          <table:table-cell table:formula="of:=IF([.B354]=[.E354]; &quot;&quot;; (([.E354]-[.B354])/[.B354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 office:value-type="string" office:string-value="*" calcext:value-type="string">
            <text:p>*</text:p>
          </table:table-cell>
          <table:table-cell table:formula="of:=IF([.B355]=[.E355]; &quot;&quot;; [.E355]-[.B355])" office:value-type="float" office:value="56" calcext:value-type="float">
            <text:p>56</text:p>
          </table:table-cell>
          <table:table-cell table:formula="of:=IF([.B355]=[.E355]; &quot;&quot;; (([.E355]-[.B355])/[.B355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 office:value-type="string" office:string-value="*" calcext:value-type="string">
            <text:p>*</text:p>
          </table:table-cell>
          <table:table-cell table:formula="of:=IF([.B356]=[.E356]; &quot;&quot;; [.E356]-[.B356])" office:value-type="float" office:value="56" calcext:value-type="float">
            <text:p>56</text:p>
          </table:table-cell>
          <table:table-cell table:formula="of:=IF([.B356]=[.E356]; &quot;&quot;; (([.E356]-[.B356])/[.B356])*100)" office:value-type="float" office:value="2.11480362537764" calcext:value-type="float">
            <text:p>2.1148036253776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7640" calcext:value-type="float">
            <text:p>17640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 office:value-type="string" office:string-value="*" calcext:value-type="string">
            <text:p>*</text:p>
          </table:table-cell>
          <table:table-cell table:formula="of:=IF([.B357]=[.E357]; &quot;&quot;; [.E357]-[.B357])" office:value-type="float" office:value="640" calcext:value-type="float">
            <text:p>640</text:p>
          </table:table-cell>
          <table:table-cell table:formula="of:=IF([.B357]=[.E357]; &quot;&quot;; (([.E357]-[.B357])/[.B357])*100)" office:value-type="float" office:value="3.76470588235294" calcext:value-type="float">
            <text:p>3.76470588235294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336" calcext:value-type="float">
            <text:p>2336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 office:value-type="string" office:string-value="*" calcext:value-type="string">
            <text:p>*</text:p>
          </table:table-cell>
          <table:table-cell table:formula="of:=IF([.B358]=[.E358]; &quot;&quot;; [.E358]-[.B358])" office:value-type="float" office:value="80" calcext:value-type="float">
            <text:p>80</text:p>
          </table:table-cell>
          <table:table-cell table:formula="of:=IF([.B358]=[.E358]; &quot;&quot;; (([.E358]-[.B358])/[.B358])*100)" office:value-type="float" office:value="3.54609929078014" calcext:value-type="float">
            <text:p>3.54609929078014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7760" calcext:value-type="float">
            <text:p>776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280" calcext:value-type="float">
            <text:p>8280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 office:value-type="string" office:string-value="*" calcext:value-type="string">
            <text:p>*</text:p>
          </table:table-cell>
          <table:table-cell table:formula="of:=IF([.B359]=[.E359]; &quot;&quot;; [.E359]-[.B359])" office:value-type="float" office:value="520" calcext:value-type="float">
            <text:p>520</text:p>
          </table:table-cell>
          <table:table-cell table:formula="of:=IF([.B359]=[.E359]; &quot;&quot;; (([.E359]-[.B359])/[.B359])*100)" office:value-type="float" office:value="6.70103092783505" calcext:value-type="float">
            <text:p>6.70103092783505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872" calcext:value-type="float">
            <text:p>2872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 office:value-type="string" office:string-value="*" calcext:value-type="string">
            <text:p>*</text:p>
          </table:table-cell>
          <table:table-cell table:formula="of:=IF([.B360]=[.E360]; &quot;&quot;; [.E360]-[.B360])" office:value-type="float" office:value="112" calcext:value-type="float">
            <text:p>112</text:p>
          </table:table-cell>
          <table:table-cell table:formula="of:=IF([.B360]=[.E360]; &quot;&quot;; (([.E360]-[.B360])/[.B360])*100)" office:value-type="float" office:value="4.05797101449275" calcext:value-type="float">
            <text:p>4.05797101449275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 office:value-type="string" office:string-value="*" calcext:value-type="string">
            <text:p>*</text:p>
          </table:table-cell>
          <table:table-cell table:formula="of:=IF([.B361]=[.E361]; &quot;&quot;; [.E361]-[.B361])" office:value-type="float" office:value="40" calcext:value-type="float">
            <text:p>40</text:p>
          </table:table-cell>
          <table:table-cell table:formula="of:=IF([.B361]=[.E361]; &quot;&quot;; (([.E361]-[.B361])/[.B361])*100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 office:value-type="string" office:string-value="*" calcext:value-type="string">
            <text:p>*</text:p>
          </table:table-cell>
          <table:table-cell table:formula="of:=IF([.B362]=[.E362]; &quot;&quot;; [.E362]-[.B362])" office:value-type="float" office:value="88" calcext:value-type="float">
            <text:p>88</text:p>
          </table:table-cell>
          <table:table-cell table:formula="of:=IF([.B362]=[.E362]; &quot;&quot;; (([.E362]-[.B362])/[.B362])*100)" office:value-type="float" office:value="3.29341317365269" calcext:value-type="float">
            <text:p>3.29341317365269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 office:value-type="string" office:string-value="*" calcext:value-type="string">
            <text:p>*</text:p>
          </table:table-cell>
          <table:table-cell table:formula="of:=IF([.B363]=[.E363]; &quot;&quot;; [.E363]-[.B363])" office:value-type="float" office:value="72" calcext:value-type="float">
            <text:p>72</text:p>
          </table:table-cell>
          <table:table-cell table:formula="of:=IF([.B363]=[.E363]; &quot;&quot;; (([.E363]-[.B363])/[.B363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 office:value-type="string" office:string-value="*" calcext:value-type="string">
            <text:p>*</text:p>
          </table:table-cell>
          <table:table-cell table:formula="of:=IF([.B364]=[.E364]; &quot;&quot;; [.E364]-[.B364])" office:value-type="float" office:value="72" calcext:value-type="float">
            <text:p>72</text:p>
          </table:table-cell>
          <table:table-cell table:formula="of:=IF([.B364]=[.E364]; &quot;&quot;; (([.E364]-[.B364])/[.B364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 office:value-type="string" office:string-value="*" calcext:value-type="string">
            <text:p>*</text:p>
          </table:table-cell>
          <table:table-cell table:formula="of:=IF([.B365]=[.E365]; &quot;&quot;; [.E365]-[.B365])" office:value-type="float" office:value="72" calcext:value-type="float">
            <text:p>72</text:p>
          </table:table-cell>
          <table:table-cell table:formula="of:=IF([.B365]=[.E365]; &quot;&quot;; (([.E365]-[.B365])/[.B365])*100)" office:value-type="float" office:value="7.6271186440678" calcext:value-type="float">
            <text:p>7.6271186440678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144" calcext:value-type="float">
            <text:p>4144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formula="of:=IF([.B367]=[.E367]; &quot;&quot;; [.E367]-[.B367])">
            <text:p/>
          </table:table-cell>
          <table:table-cell table:formula="of:=IF([.B367]=[.E367]; &quot;&quot;; (([.E367]-[.B367])/[.B367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416" calcext:value-type="float">
            <text:p>6416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584" calcext:value-type="float">
            <text:p>6584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 office:value-type="string" office:string-value="*" calcext:value-type="string">
            <text:p>*</text:p>
          </table:table-cell>
          <table:table-cell table:formula="of:=IF([.B368]=[.E368]; &quot;&quot;; [.E368]-[.B368])" office:value-type="float" office:value="168" calcext:value-type="float">
            <text:p>168</text:p>
          </table:table-cell>
          <table:table-cell table:formula="of:=IF([.B368]=[.E368]; &quot;&quot;; (([.E368]-[.B368])/[.B368])*100)" office:value-type="float" office:value="2.61845386533666" calcext:value-type="float">
            <text:p>2.61845386533666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280" calcext:value-type="float">
            <text:p>6280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 office:value-type="string" office:string-value="*" calcext:value-type="string">
            <text:p>*</text:p>
          </table:table-cell>
          <table:table-cell table:formula="of:=IF([.B370]=[.E370]; &quot;&quot;; [.E370]-[.B370])" office:value-type="float" office:value="160" calcext:value-type="float">
            <text:p>160</text:p>
          </table:table-cell>
          <table:table-cell table:formula="of:=IF([.B370]=[.E370]; &quot;&quot;; (([.E370]-[.B370])/[.B370])*100)" office:value-type="float" office:value="2.61437908496732" calcext:value-type="float">
            <text:p>2.61437908496732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 office:value-type="string" office:string-value="*" calcext:value-type="string">
            <text:p>*</text:p>
          </table:table-cell>
          <table:table-cell table:formula="of:=IF([.B371]=[.E371]; &quot;&quot;; [.E371]-[.B371])" office:value-type="float" office:value="-8" calcext:value-type="float">
            <text:p>-8</text:p>
          </table:table-cell>
          <table:table-cell table:formula="of:=IF([.B371]=[.E371]; &quot;&quot;; (([.E371]-[.B371])/[.B371])*100)" office:value-type="float" office:value="-1.42857142857143" calcext:value-type="float">
            <text:p>-1.42857142857143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 office:value-type="string" office:string-value="*" calcext:value-type="string">
            <text:p>*</text:p>
          </table:table-cell>
          <table:table-cell table:formula="of:=IF([.B373]=[.E373]; &quot;&quot;; [.E373]-[.B373])" office:value-type="float" office:value="8" calcext:value-type="float">
            <text:p>8</text:p>
          </table:table-cell>
          <table:table-cell table:formula="of:=IF([.B373]=[.E373]; &quot;&quot;; (([.E373]-[.B373])/[.B373])*100)" office:value-type="float" office:value="1.0989010989011" calcext:value-type="float">
            <text:p>1.0989010989011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 office:value-type="string" office:string-value="*" calcext:value-type="string">
            <text:p>*</text:p>
          </table:table-cell>
          <table:table-cell table:formula="of:=IF([.B374]=[.E374]; &quot;&quot;; [.E374]-[.B374])" office:value-type="float" office:value="16" calcext:value-type="float">
            <text:p>16</text:p>
          </table:table-cell>
          <table:table-cell table:formula="of:=IF([.B374]=[.E374]; &quot;&quot;; (([.E374]-[.B374])/[.B374])*100)" office:value-type="float" office:value="0.477326968973747" calcext:value-type="float">
            <text:p>0.47732696897374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 office:value-type="string" office:string-value="*" calcext:value-type="string">
            <text:p>*</text:p>
          </table:table-cell>
          <table:table-cell table:formula="of:=IF([.B376]=[.E376]; &quot;&quot;; [.E376]-[.B376])" office:value-type="float" office:value="24" calcext:value-type="float">
            <text:p>24</text:p>
          </table:table-cell>
          <table:table-cell table:formula="of:=IF([.B376]=[.E376]; &quot;&quot;; (([.E376]-[.B376])/[.B376])*100)" office:value-type="float" office:value="1.171875" calcext:value-type="float">
            <text:p>1.171875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 office:value-type="string" office:string-value="*" calcext:value-type="string">
            <text:p>*</text:p>
          </table:table-cell>
          <table:table-cell table:formula="of:=IF([.B377]=[.E377]; &quot;&quot;; [.E377]-[.B377])" office:value-type="float" office:value="8" calcext:value-type="float">
            <text:p>8</text:p>
          </table:table-cell>
          <table:table-cell table:formula="of:=IF([.B377]=[.E377]; &quot;&quot;; (([.E377]-[.B377])/[.B377])*100)"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 office:value-type="string" office:string-value="*" calcext:value-type="string">
            <text:p>*</text:p>
          </table:table-cell>
          <table:table-cell table:formula="of:=IF([.B379]=[.E379]; &quot;&quot;; [.E379]-[.B379])" office:value-type="float" office:value="16" calcext:value-type="float">
            <text:p>16</text:p>
          </table:table-cell>
          <table:table-cell table:formula="of:=IF([.B379]=[.E379]; &quot;&quot;; (([.E379]-[.B379])/[.B379])*100)" office:value-type="float" office:value="2.38095238095238" calcext:value-type="float">
            <text:p>2.38095238095238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 office:value-type="string" office:string-value="*" calcext:value-type="string">
            <text:p>*</text:p>
          </table:table-cell>
          <table:table-cell table:formula="of:=IF([.B381]=[.E381]; &quot;&quot;; [.E381]-[.B381])" office:value-type="float" office:value="8" calcext:value-type="float">
            <text:p>8</text:p>
          </table:table-cell>
          <table:table-cell table:formula="of:=IF([.B381]=[.E381]; &quot;&quot;; (([.E381]-[.B381])/[.B381])*100)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 office:value-type="string" office:string-value="*" calcext:value-type="string">
            <text:p>*</text:p>
          </table:table-cell>
          <table:table-cell table:formula="of:=IF([.B383]=[.E383]; &quot;&quot;; [.E383]-[.B383])" office:value-type="float" office:value="56" calcext:value-type="float">
            <text:p>56</text:p>
          </table:table-cell>
          <table:table-cell table:formula="of:=IF([.B383]=[.E383]; &quot;&quot;; (([.E383]-[.B383])/[.B383])*100)" office:value-type="float" office:value="2.31023102310231" calcext:value-type="float">
            <text:p>2.31023102310231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 office:value-type="string" office:string-value="*" calcext:value-type="string">
            <text:p>*</text:p>
          </table:table-cell>
          <table:table-cell table:formula="of:=IF([.B385]=[.E385]; &quot;&quot;; [.E385]-[.B385])" office:value-type="float" office:value="192" calcext:value-type="float">
            <text:p>192</text:p>
          </table:table-cell>
          <table:table-cell table:formula="of:=IF([.B385]=[.E385]; &quot;&quot;; (([.E385]-[.B385])/[.B385])*100)" office:value-type="float" office:value="70.5882352941177" calcext:value-type="float">
            <text:p>70.5882352941177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 office:value-type="string" office:string-value="*" calcext:value-type="string">
            <text:p>*</text:p>
          </table:table-cell>
          <table:table-cell table:formula="of:=IF([.B386]=[.E386]; &quot;&quot;; [.E386]-[.B386])" office:value-type="float" office:value="48" calcext:value-type="float">
            <text:p>48</text:p>
          </table:table-cell>
          <table:table-cell table:formula="of:=IF([.B386]=[.E386]; &quot;&quot;; (([.E386]-[.B386])/[.B386])*100)" office:value-type="float" office:value="1.81818181818182" calcext:value-type="float">
            <text:p>1.81818181818182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912" calcext:value-type="float">
            <text:p>2291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3184" calcext:value-type="float">
            <text:p>23184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 office:value-type="string" office:string-value="*" calcext:value-type="string">
            <text:p>*</text:p>
          </table:table-cell>
          <table:table-cell table:formula="of:=IF([.B387]=[.E387]; &quot;&quot;; [.E387]-[.B387])" office:value-type="float" office:value="272" calcext:value-type="float">
            <text:p>272</text:p>
          </table:table-cell>
          <table:table-cell table:formula="of:=IF([.B387]=[.E387]; &quot;&quot;; (([.E387]-[.B387])/[.B387])*100)" office:value-type="float" office:value="1.18715083798883" calcext:value-type="float">
            <text:p>1.18715083798883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624" calcext:value-type="float">
            <text:p>12624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 office:value-type="string" office:string-value="*" calcext:value-type="string">
            <text:p>*</text:p>
          </table:table-cell>
          <table:table-cell table:formula="of:=IF([.B388]=[.E388]; &quot;&quot;; [.E388]-[.B388])" office:value-type="float" office:value="384" calcext:value-type="float">
            <text:p>384</text:p>
          </table:table-cell>
          <table:table-cell table:formula="of:=IF([.B388]=[.E388]; &quot;&quot;; (([.E388]-[.B388])/[.B388])*100)" office:value-type="float" office:value="3.13725490196078" calcext:value-type="float">
            <text:p>3.13725490196078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608" calcext:value-type="float">
            <text:p>4608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 office:value-type="string" office:string-value="*" calcext:value-type="string">
            <text:p>*</text:p>
          </table:table-cell>
          <table:table-cell table:formula="of:=IF([.B389]=[.E389]; &quot;&quot;; [.E389]-[.B389])" office:value-type="float" office:value="96" calcext:value-type="float">
            <text:p>96</text:p>
          </table:table-cell>
          <table:table-cell table:formula="of:=IF([.B389]=[.E389]; &quot;&quot;; (([.E389]-[.B389])/[.B389])*100)" office:value-type="float" office:value="2.12765957446808" calcext:value-type="float">
            <text:p>2.12765957446808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 office:value-type="string" office:string-value="*" calcext:value-type="string">
            <text:p>*</text:p>
          </table:table-cell>
          <table:table-cell table:formula="of:=IF([.B390]=[.E390]; &quot;&quot;; [.E390]-[.B390])" office:value-type="float" office:value="40" calcext:value-type="float">
            <text:p>40</text:p>
          </table:table-cell>
          <table:table-cell table:formula="of:=IF([.B390]=[.E390]; &quot;&quot;; (([.E390]-[.B390])/[.B390])*100)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 office:value-type="string" office:string-value="*" calcext:value-type="string">
            <text:p>*</text:p>
          </table:table-cell>
          <table:table-cell table:formula="of:=IF([.B391]=[.E391]; &quot;&quot;; [.E391]-[.B391])" office:value-type="float" office:value="72" calcext:value-type="float">
            <text:p>72</text:p>
          </table:table-cell>
          <table:table-cell table:formula="of:=IF([.B391]=[.E391]; &quot;&quot;; (([.E391]-[.B391])/[.B391])*100)" office:value-type="float" office:value="6.16438356164384" calcext:value-type="float">
            <text:p>6.16438356164384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736" calcext:value-type="float">
            <text:p>8736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 office:value-type="string" office:string-value="*" calcext:value-type="string">
            <text:p>*</text:p>
          </table:table-cell>
          <table:table-cell table:formula="of:=IF([.B392]=[.E392]; &quot;&quot;; [.E392]-[.B392])" office:value-type="float" office:value="-208" calcext:value-type="float">
            <text:p>-208</text:p>
          </table:table-cell>
          <table:table-cell table:formula="of:=IF([.B392]=[.E392]; &quot;&quot;; (([.E392]-[.B392])/[.B392])*100)" office:value-type="float" office:value="-2.32558139534884" calcext:value-type="float">
            <text:p>-2.32558139534884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 office:value-type="string" office:string-value="*" calcext:value-type="string">
            <text:p>*</text:p>
          </table:table-cell>
          <table:table-cell table:formula="of:=IF([.B393]=[.E393]; &quot;&quot;; [.E393]-[.B393])" office:value-type="float" office:value="56" calcext:value-type="float">
            <text:p>56</text:p>
          </table:table-cell>
          <table:table-cell table:formula="of:=IF([.B393]=[.E393]; &quot;&quot;; (([.E393]-[.B393])/[.B393])*100)" office:value-type="float" office:value="2.5830258302583" calcext:value-type="float">
            <text:p>2.5830258302583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9368" calcext:value-type="float">
            <text:p>9368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 office:value-type="string" office:string-value="*" calcext:value-type="string">
            <text:p>*</text:p>
          </table:table-cell>
          <table:table-cell table:formula="of:=IF([.B394]=[.E394]; &quot;&quot;; [.E394]-[.B394])" office:value-type="float" office:value="368" calcext:value-type="float">
            <text:p>368</text:p>
          </table:table-cell>
          <table:table-cell table:formula="of:=IF([.B394]=[.E394]; &quot;&quot;; (([.E394]-[.B394])/[.B394])*100)" office:value-type="float" office:value="4.08888888888889" calcext:value-type="float">
            <text:p>4.08888888888889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3032" calcext:value-type="float">
            <text:p>3032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 office:value-type="string" office:string-value="*" calcext:value-type="string">
            <text:p>*</text:p>
          </table:table-cell>
          <table:table-cell table:formula="of:=IF([.B395]=[.E395]; &quot;&quot;; [.E395]-[.B395])" office:value-type="float" office:value="312" calcext:value-type="float">
            <text:p>312</text:p>
          </table:table-cell>
          <table:table-cell table:formula="of:=IF([.B395]=[.E395]; &quot;&quot;; (([.E395]-[.B395])/[.B395])*100)" office:value-type="float" office:value="11.4705882352941" calcext:value-type="float">
            <text:p>11.4705882352941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5160" calcext:value-type="float">
            <text:p>5160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 office:value-type="string" office:string-value="*" calcext:value-type="string">
            <text:p>*</text:p>
          </table:table-cell>
          <table:table-cell table:formula="of:=IF([.B396]=[.E396]; &quot;&quot;; [.E396]-[.B396])" office:value-type="float" office:value="592" calcext:value-type="float">
            <text:p>592</text:p>
          </table:table-cell>
          <table:table-cell table:formula="of:=IF([.B396]=[.E396]; &quot;&quot;; (([.E396]-[.B396])/[.B396])*100)" office:value-type="float" office:value="12.9597197898424" calcext:value-type="float">
            <text:p>12.9597197898424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 office:value-type="string" office:string-value="*" calcext:value-type="string">
            <text:p>*</text:p>
          </table:table-cell>
          <table:table-cell table:formula="of:=IF([.B397]=[.E397]; &quot;&quot;; [.E397]-[.B397])" office:value-type="float" office:value="184" calcext:value-type="float">
            <text:p>184</text:p>
          </table:table-cell>
          <table:table-cell table:formula="of:=IF([.B397]=[.E397]; &quot;&quot;; (([.E397]-[.B397])/[.B397])*100)" office:value-type="float" office:value="12.707182320442" calcext:value-type="float">
            <text:p>12.707182320442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888" calcext:value-type="float">
            <text:p>4888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 office:value-type="string" office:string-value="*" calcext:value-type="string">
            <text:p>*</text:p>
          </table:table-cell>
          <table:table-cell table:formula="of:=IF([.B398]=[.E398]; &quot;&quot;; [.E398]-[.B398])" office:value-type="float" office:value="488" calcext:value-type="float">
            <text:p>488</text:p>
          </table:table-cell>
          <table:table-cell table:formula="of:=IF([.B398]=[.E398]; &quot;&quot;; (([.E398]-[.B398])/[.B398])*100)" office:value-type="float" office:value="11.0909090909091" calcext:value-type="float">
            <text:p>11.0909090909091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512" calcext:value-type="float">
            <text:p>651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7112" calcext:value-type="float">
            <text:p>7112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 office:value-type="string" office:string-value="*" calcext:value-type="string">
            <text:p>*</text:p>
          </table:table-cell>
          <table:table-cell table:formula="of:=IF([.B399]=[.E399]; &quot;&quot;; [.E399]-[.B399])" office:value-type="float" office:value="600" calcext:value-type="float">
            <text:p>600</text:p>
          </table:table-cell>
          <table:table-cell table:formula="of:=IF([.B399]=[.E399]; &quot;&quot;; (([.E399]-[.B399])/[.B399])*100)" office:value-type="float" office:value="9.21375921375921" calcext:value-type="float">
            <text:p>9.21375921375921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096" calcext:value-type="float">
            <text:p>107096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12576" calcext:value-type="float">
            <text:p>112576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 office:value-type="string" office:string-value="*" calcext:value-type="string">
            <text:p>*</text:p>
          </table:table-cell>
          <table:table-cell table:formula="of:=IF([.B400]=[.E400]; &quot;&quot;; [.E400]-[.B400])" office:value-type="float" office:value="5480" calcext:value-type="float">
            <text:p>5480</text:p>
          </table:table-cell>
          <table:table-cell table:formula="of:=IF([.B400]=[.E400]; &quot;&quot;; (([.E400]-[.B400])/[.B400])*100)" office:value-type="float" office:value="5.11690445955031" calcext:value-type="float">
            <text:p>5.11690445955031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792" calcext:value-type="float">
            <text:p>2379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5008" calcext:value-type="float">
            <text:p>25008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 office:value-type="string" office:string-value="*" calcext:value-type="string">
            <text:p>*</text:p>
          </table:table-cell>
          <table:table-cell table:formula="of:=IF([.B401]=[.E401]; &quot;&quot;; [.E401]-[.B401])" office:value-type="float" office:value="1216" calcext:value-type="float">
            <text:p>1216</text:p>
          </table:table-cell>
          <table:table-cell table:formula="of:=IF([.B401]=[.E401]; &quot;&quot;; (([.E401]-[.B401])/[.B401])*100)" office:value-type="float" office:value="5.11096166778749" calcext:value-type="float">
            <text:p>5.11096166778749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 office:value-type="string" office:string-value="*" calcext:value-type="string">
            <text:p>*</text:p>
          </table:table-cell>
          <table:table-cell table:formula="of:=IF([.B402]=[.E402]; &quot;&quot;; [.E402]-[.B402])" office:value-type="float" office:value="128" calcext:value-type="float">
            <text:p>128</text:p>
          </table:table-cell>
          <table:table-cell table:formula="of:=IF([.B402]=[.E402]; &quot;&quot;; (([.E402]-[.B402])/[.B402])*100)" office:value-type="float" office:value="7.51173708920188" calcext:value-type="float">
            <text:p>7.51173708920188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 office:value-type="string" office:string-value="*" calcext:value-type="string">
            <text:p>*</text:p>
          </table:table-cell>
          <table:table-cell table:formula="of:=IF([.B403]=[.E403]; &quot;&quot;; [.E403]-[.B403])" office:value-type="float" office:value="64" calcext:value-type="float">
            <text:p>64</text:p>
          </table:table-cell>
          <table:table-cell table:formula="of:=IF([.B403]=[.E403]; &quot;&quot;; (([.E403]-[.B403])/[.B403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 office:value-type="string" office:string-value="*" calcext:value-type="string">
            <text:p>*</text:p>
          </table:table-cell>
          <table:table-cell table:formula="of:=IF([.B404]=[.E404]; &quot;&quot;; [.E404]-[.B404])" office:value-type="float" office:value="64" calcext:value-type="float">
            <text:p>64</text:p>
          </table:table-cell>
          <table:table-cell table:formula="of:=IF([.B404]=[.E404]; &quot;&quot;; (([.E404]-[.B404])/[.B404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944" calcext:value-type="float">
            <text:p>1944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 office:value-type="string" office:string-value="*" calcext:value-type="string">
            <text:p>*</text:p>
          </table:table-cell>
          <table:table-cell table:formula="of:=IF([.B405]=[.E405]; &quot;&quot;; [.E405]-[.B405])" office:value-type="float" office:value="64" calcext:value-type="float">
            <text:p>64</text:p>
          </table:table-cell>
          <table:table-cell table:formula="of:=IF([.B405]=[.E405]; &quot;&quot;; (([.E405]-[.B405])/[.B405])*100)" office:value-type="float" office:value="3.40425531914894" calcext:value-type="float">
            <text:p>3.40425531914894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736" calcext:value-type="float">
            <text:p>4736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848" calcext:value-type="float">
            <text:p>4848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 office:value-type="string" office:string-value="*" calcext:value-type="string">
            <text:p>*</text:p>
          </table:table-cell>
          <table:table-cell table:formula="of:=IF([.B406]=[.E406]; &quot;&quot;; [.E406]-[.B406])" office:value-type="float" office:value="112" calcext:value-type="float">
            <text:p>112</text:p>
          </table:table-cell>
          <table:table-cell table:formula="of:=IF([.B406]=[.E406]; &quot;&quot;; (([.E406]-[.B406])/[.B406])*100)" office:value-type="float" office:value="2.36486486486486" calcext:value-type="float">
            <text:p>2.36486486486486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 office:value-type="string" office:string-value="*" calcext:value-type="string">
            <text:p>*</text:p>
          </table:table-cell>
          <table:table-cell table:formula="of:=IF([.B407]=[.E407]; &quot;&quot;; [.E407]-[.B407])" office:value-type="float" office:value="56" calcext:value-type="float">
            <text:p>56</text:p>
          </table:table-cell>
          <table:table-cell table:formula="of:=IF([.B407]=[.E407]; &quot;&quot;; (([.E407]-[.B407])/[.B407])*100)" office:value-type="float" office:value="3.46534653465347" calcext:value-type="float">
            <text:p>3.46534653465347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 office:value-type="string" office:string-value="*" calcext:value-type="string">
            <text:p>*</text:p>
          </table:table-cell>
          <table:table-cell table:formula="of:=IF([.B408]=[.E408]; &quot;&quot;; [.E408]-[.B408])" office:value-type="float" office:value="64" calcext:value-type="float">
            <text:p>64</text:p>
          </table:table-cell>
          <table:table-cell table:formula="of:=IF([.B408]=[.E408]; &quot;&quot;; (([.E408]-[.B408])/[.B408])*100)" office:value-type="float" office:value="3.38983050847458" calcext:value-type="float">
            <text:p>3.38983050847458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8184" calcext:value-type="float">
            <text:p>8184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8536" calcext:value-type="float">
            <text:p>853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 office:value-type="string" office:string-value="*" calcext:value-type="string">
            <text:p>*</text:p>
          </table:table-cell>
          <table:table-cell table:formula="of:=IF([.B409]=[.E409]; &quot;&quot;; [.E409]-[.B409])" office:value-type="float" office:value="352" calcext:value-type="float">
            <text:p>352</text:p>
          </table:table-cell>
          <table:table-cell table:formula="of:=IF([.B409]=[.E409]; &quot;&quot;; (([.E409]-[.B409])/[.B409])*100)" office:value-type="float" office:value="4.30107526881721" calcext:value-type="float">
            <text:p>4.30107526881721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 office:value-type="string" office:string-value="*" calcext:value-type="string">
            <text:p>*</text:p>
          </table:table-cell>
          <table:table-cell table:formula="of:=IF([.B410]=[.E410]; &quot;&quot;; [.E410]-[.B410])" office:value-type="float" office:value="64" calcext:value-type="float">
            <text:p>64</text:p>
          </table:table-cell>
          <table:table-cell table:formula="of:=IF([.B410]=[.E410]; &quot;&quot;; (([.E410]-[.B410])/[.B410])*100)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5152" calcext:value-type="float">
            <text:p>5152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 office:value-type="string" office:string-value="*" calcext:value-type="string">
            <text:p>*</text:p>
          </table:table-cell>
          <table:table-cell table:formula="of:=IF([.B411]=[.E411]; &quot;&quot;; [.E411]-[.B411])" office:value-type="float" office:value="912" calcext:value-type="float">
            <text:p>912</text:p>
          </table:table-cell>
          <table:table-cell table:formula="of:=IF([.B411]=[.E411]; &quot;&quot;; (([.E411]-[.B411])/[.B411])*100)" office:value-type="float" office:value="21.5094339622641" calcext:value-type="float">
            <text:p>21.5094339622641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 office:value-type="string" office:string-value="*" calcext:value-type="string">
            <text:p>*</text:p>
          </table:table-cell>
          <table:table-cell table:formula="of:=IF([.B412]=[.E412]; &quot;&quot;; [.E412]-[.B412])" office:value-type="float" office:value="128" calcext:value-type="float">
            <text:p>128</text:p>
          </table:table-cell>
          <table:table-cell table:formula="of:=IF([.B412]=[.E412]; &quot;&quot;; (([.E412]-[.B412])/[.B412])*100)" office:value-type="float" office:value="9.03954802259887" calcext:value-type="float">
            <text:p>9.03954802259887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 office:value-type="string" office:string-value="*" calcext:value-type="string">
            <text:p>*</text:p>
          </table:table-cell>
          <table:table-cell table:formula="of:=IF([.B413]=[.E413]; &quot;&quot;; [.E413]-[.B413])" office:value-type="float" office:value="112" calcext:value-type="float">
            <text:p>112</text:p>
          </table:table-cell>
          <table:table-cell table:formula="of:=IF([.B413]=[.E413]; &quot;&quot;; (([.E413]-[.B413])/[.B413])*100)" office:value-type="float" office:value="5.78512396694215" calcext:value-type="float">
            <text:p>5.78512396694215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680" calcext:value-type="float">
            <text:p>3680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 office:value-type="string" office:string-value="*" calcext:value-type="string">
            <text:p>*</text:p>
          </table:table-cell>
          <table:table-cell table:formula="of:=IF([.B414]=[.E414]; &quot;&quot;; [.E414]-[.B414])" office:value-type="float" office:value="40" calcext:value-type="float">
            <text:p>40</text:p>
          </table:table-cell>
          <table:table-cell table:formula="of:=IF([.B414]=[.E414]; &quot;&quot;; (([.E414]-[.B414])/[.B414])*100)"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 office:value-type="string" office:string-value="*" calcext:value-type="string">
            <text:p>*</text:p>
          </table:table-cell>
          <table:table-cell table:formula="of:=IF([.B415]=[.E415]; &quot;&quot;; [.E415]-[.B415])" office:value-type="float" office:value="72" calcext:value-type="float">
            <text:p>72</text:p>
          </table:table-cell>
          <table:table-cell table:formula="of:=IF([.B415]=[.E415]; &quot;&quot;; (([.E415]-[.B415])/[.B415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 office:value-type="string" office:string-value="*" calcext:value-type="string">
            <text:p>*</text:p>
          </table:table-cell>
          <table:table-cell table:formula="of:=IF([.B416]=[.E416]; &quot;&quot;; [.E416]-[.B416])" office:value-type="float" office:value="72" calcext:value-type="float">
            <text:p>72</text:p>
          </table:table-cell>
          <table:table-cell table:formula="of:=IF([.B416]=[.E416]; &quot;&quot;; (([.E416]-[.B416])/[.B416])*100)" office:value-type="float" office:value="7.56302521008403" calcext:value-type="float">
            <text:p>7.56302521008403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424" calcext:value-type="float">
            <text:p>3442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 office:value-type="string" office:string-value="*" calcext:value-type="string">
            <text:p>*</text:p>
          </table:table-cell>
          <table:table-cell table:formula="of:=IF([.B417]=[.E417]; &quot;&quot;; [.E417]-[.B417])" office:value-type="float" office:value="680" calcext:value-type="float">
            <text:p>680</text:p>
          </table:table-cell>
          <table:table-cell table:formula="of:=IF([.B417]=[.E417]; &quot;&quot;; (([.E417]-[.B417])/[.B417])*100)" office:value-type="float" office:value="2.01517306780465" calcext:value-type="float">
            <text:p>2.01517306780465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 office:value-type="string" office:string-value="*" calcext:value-type="string">
            <text:p>*</text:p>
          </table:table-cell>
          <table:table-cell table:formula="of:=IF([.B418]=[.E418]; &quot;&quot;; [.E418]-[.B418])" office:value-type="float" office:value="72" calcext:value-type="float">
            <text:p>72</text:p>
          </table:table-cell>
          <table:table-cell table:formula="of:=IF([.B418]=[.E418]; &quot;&quot;; (([.E418]-[.B418])/[.B418])*100)" office:value-type="float" office:value="1.69811320754717" calcext:value-type="float">
            <text:p>1.69811320754717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208" calcext:value-type="float">
            <text:p>420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 office:value-type="string" office:string-value="*" calcext:value-type="string">
            <text:p>*</text:p>
          </table:table-cell>
          <table:table-cell table:formula="of:=IF([.B419]=[.E419]; &quot;&quot;; [.E419]-[.B419])" office:value-type="float" office:value="176" calcext:value-type="float">
            <text:p>176</text:p>
          </table:table-cell>
          <table:table-cell table:formula="of:=IF([.B419]=[.E419]; &quot;&quot;; (([.E419]-[.B419])/[.B419])*100)" office:value-type="float" office:value="4.36507936507936" calcext:value-type="float">
            <text:p>4.36507936507936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4304" calcext:value-type="float">
            <text:p>430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 office:value-type="string" office:string-value="*" calcext:value-type="string">
            <text:p>*</text:p>
          </table:table-cell>
          <table:table-cell table:formula="of:=IF([.B420]=[.E420]; &quot;&quot;; [.E420]-[.B420])" office:value-type="float" office:value="56" calcext:value-type="float">
            <text:p>56</text:p>
          </table:table-cell>
          <table:table-cell table:formula="of:=IF([.B420]=[.E420]; &quot;&quot;; (([.E420]-[.B420])/[.B420])*100)" office:value-type="float" office:value="1.31826741996234" calcext:value-type="float">
            <text:p>1.3182674199623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 office:value-type="string" office:string-value="*" calcext:value-type="string">
            <text:p>*</text:p>
          </table:table-cell>
          <table:table-cell table:formula="of:=IF([.B421]=[.E421]; &quot;&quot;; [.E421]-[.B421])" office:value-type="float" office:value="88" calcext:value-type="float">
            <text:p>88</text:p>
          </table:table-cell>
          <table:table-cell table:formula="of:=IF([.B421]=[.E421]; &quot;&quot;; (([.E421]-[.B421])/[.B421])*100)" office:value-type="float" office:value="3.48101265822785" calcext:value-type="float">
            <text:p>3.48101265822785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 office:value-type="string" office:string-value="*" calcext:value-type="string">
            <text:p>*</text:p>
          </table:table-cell>
          <table:table-cell table:formula="of:=IF([.B422]=[.E422]; &quot;&quot;; [.E422]-[.B422])" office:value-type="float" office:value="72" calcext:value-type="float">
            <text:p>72</text:p>
          </table:table-cell>
          <table:table-cell table:formula="of:=IF([.B422]=[.E422]; &quot;&quot;; (([.E422]-[.B422])/[.B422])*100)" office:value-type="float" office:value="5.80645161290323" calcext:value-type="float">
            <text:p>5.80645161290323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 office:value-type="string" office:string-value="*" calcext:value-type="string">
            <text:p>*</text:p>
          </table:table-cell>
          <table:table-cell table:formula="of:=IF([.B423]=[.E423]; &quot;&quot;; [.E423]-[.B423])" office:value-type="float" office:value="72" calcext:value-type="float">
            <text:p>72</text:p>
          </table:table-cell>
          <table:table-cell table:formula="of:=IF([.B423]=[.E423]; &quot;&quot;; (([.E423]-[.B423])/[.B423])*100)" office:value-type="float" office:value="5.32544378698225" calcext:value-type="float">
            <text:p>5.32544378698225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 office:value-type="string" office:string-value="*" calcext:value-type="string">
            <text:p>*</text:p>
          </table:table-cell>
          <table:table-cell table:formula="of:=IF([.B424]=[.E424]; &quot;&quot;; [.E424]-[.B424])" office:value-type="float" office:value="192" calcext:value-type="float">
            <text:p>192</text:p>
          </table:table-cell>
          <table:table-cell table:formula="of:=IF([.B424]=[.E424]; &quot;&quot;; (([.E424]-[.B424])/[.B424])*100)" office:value-type="float" office:value="5.76923076923077" calcext:value-type="float">
            <text:p>5.7692307692307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4136" calcext:value-type="float">
            <text:p>34136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4592" calcext:value-type="float">
            <text:p>345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 office:value-type="string" office:string-value="*" calcext:value-type="string">
            <text:p>*</text:p>
          </table:table-cell>
          <table:table-cell table:formula="of:=IF([.B425]=[.E425]; &quot;&quot;; [.E425]-[.B425])" office:value-type="float" office:value="456" calcext:value-type="float">
            <text:p>456</text:p>
          </table:table-cell>
          <table:table-cell table:formula="of:=IF([.B425]=[.E425]; &quot;&quot;; (([.E425]-[.B425])/[.B425])*100)" office:value-type="float" office:value="1.33583313803609" calcext:value-type="float">
            <text:p>1.33583313803609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20744" calcext:value-type="float">
            <text:p>20744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21376" calcext:value-type="float">
            <text:p>21376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 office:value-type="string" office:string-value="*" calcext:value-type="string">
            <text:p>*</text:p>
          </table:table-cell>
          <table:table-cell table:formula="of:=IF([.B426]=[.E426]; &quot;&quot;; [.E426]-[.B426])" office:value-type="float" office:value="632" calcext:value-type="float">
            <text:p>632</text:p>
          </table:table-cell>
          <table:table-cell table:formula="of:=IF([.B426]=[.E426]; &quot;&quot;; (([.E426]-[.B426])/[.B426])*100)" office:value-type="float" office:value="3.04666409564211" calcext:value-type="float">
            <text:p>3.04666409564211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3744" calcext:value-type="float">
            <text:p>3374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4424" calcext:value-type="float">
            <text:p>34424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 office:value-type="string" office:string-value="*" calcext:value-type="string">
            <text:p>*</text:p>
          </table:table-cell>
          <table:table-cell table:formula="of:=IF([.B427]=[.E427]; &quot;&quot;; [.E427]-[.B427])" office:value-type="float" office:value="680" calcext:value-type="float">
            <text:p>680</text:p>
          </table:table-cell>
          <table:table-cell table:formula="of:=IF([.B427]=[.E427]; &quot;&quot;; (([.E427]-[.B427])/[.B427])*100)" office:value-type="float" office:value="2.01517306780465" calcext:value-type="float">
            <text:p>2.01517306780465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 office:value-type="string" office:string-value="*" calcext:value-type="string">
            <text:p>*</text:p>
          </table:table-cell>
          <table:table-cell table:formula="of:=IF([.B428]=[.E428]; &quot;&quot;; [.E428]-[.B428])" office:value-type="float" office:value="136" calcext:value-type="float">
            <text:p>136</text:p>
          </table:table-cell>
          <table:table-cell table:formula="of:=IF([.B428]=[.E428]; &quot;&quot;; (([.E428]-[.B428])/[.B428]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984" calcext:value-type="float">
            <text:p>798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 office:value-type="string" office:string-value="*" calcext:value-type="string">
            <text:p>*</text:p>
          </table:table-cell>
          <table:table-cell table:formula="of:=IF([.B429]=[.E429]; &quot;&quot;; [.E429]-[.B429])" office:value-type="float" office:value="256" calcext:value-type="float">
            <text:p>256</text:p>
          </table:table-cell>
          <table:table-cell table:formula="of:=IF([.B429]=[.E429]; &quot;&quot;; (([.E429]-[.B429])/[.B429])*100)" office:value-type="float" office:value="3.31262939958592" calcext:value-type="float">
            <text:p>3.31262939958592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 office:value-type="string" office:string-value="*" calcext:value-type="string">
            <text:p>*</text:p>
          </table:table-cell>
          <table:table-cell table:formula="of:=IF([.B430]=[.E430]; &quot;&quot;; [.E430]-[.B430])" office:value-type="float" office:value="120" calcext:value-type="float">
            <text:p>120</text:p>
          </table:table-cell>
          <table:table-cell table:formula="of:=IF([.B430]=[.E430]; &quot;&quot;; (([.E430]-[.B430])/[.B430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664" calcext:value-type="float">
            <text:p>2664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 office:value-type="string" office:string-value="*" calcext:value-type="string">
            <text:p>*</text:p>
          </table:table-cell>
          <table:table-cell table:formula="of:=IF([.B431]=[.E431]; &quot;&quot;; [.E431]-[.B431])" office:value-type="float" office:value="184" calcext:value-type="float">
            <text:p>184</text:p>
          </table:table-cell>
          <table:table-cell table:formula="of:=IF([.B431]=[.E431]; &quot;&quot;; (([.E431]-[.B431])/[.B431])*100)" office:value-type="float" office:value="7.41935483870968" calcext:value-type="float">
            <text:p>7.41935483870968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formula="of:=IF([.B433]=[.E433]; &quot;&quot;; [.E433]-[.B433])">
            <text:p/>
          </table:table-cell>
          <table:table-cell table:formula="of:=IF([.B433]=[.E433]; &quot;&quot;; (([.E433]-[.B433])/[.B433])*100)">
            <text:p/>
          </table:table-cell>
        </table:table-row>
        <table:table-row table:style-name="ro1">
          <table:table-cell office:value-type="string" calcext:value-type="string">
            <text:p>unit_tests/log_decode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 office:value-type="string" office:string-value="*" calcext:value-type="string">
            <text:p>*</text:p>
          </table:table-cell>
          <table:table-cell table:formula="of:=IF([.B434]=[.E434]; &quot;&quot;; [.E434]-[.B434])" office:value-type="float" office:value="24" calcext:value-type="float">
            <text:p>24</text:p>
          </table:table-cell>
          <table:table-cell table:formula="of:=IF([.B434]=[.E434]; &quot;&quot;; (([.E434]-[.B434])/[.B434])*100)" office:value-type="float" office:value="2.29007633587786" calcext:value-type="float">
            <text:p>2.29007633587786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formula="of:=IF([.B436]=[.E436]; &quot;&quot;; [.E436]-[.B436])">
            <text:p/>
          </table:table-cell>
          <table:table-cell table:formula="of:=IF([.B436]=[.E436]; &quot;&quot;; (([.E436]-[.B436])/[.B436])*100)">
            <text:p/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formula="of:=IF([.B437]=[.E437]; &quot;&quot;; [.E437]-[.B437])">
            <text:p/>
          </table:table-cell>
          <table:table-cell table:formula="of:=IF([.B437]=[.E437]; &quot;&quot;; (([.E437]-[.B437])/[.B437])*100)">
            <text:p/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 office:value-type="string" office:string-value="*" calcext:value-type="string">
            <text:p>*</text:p>
          </table:table-cell>
          <table:table-cell table:formula="of:=IF([.B438]=[.E438]; &quot;&quot;; [.E438]-[.B438])" office:value-type="float" office:value="120" calcext:value-type="float">
            <text:p>120</text:p>
          </table:table-cell>
          <table:table-cell table:formula="of:=IF([.B438]=[.E438]; &quot;&quot;; (([.E438]-[.B438])/[.B438])*100)" office:value-type="float" office:value="8.42696629213483" calcext:value-type="float">
            <text:p>8.42696629213483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 office:value-type="string" office:string-value="*" calcext:value-type="string">
            <text:p>*</text:p>
          </table:table-cell>
          <table:table-cell table:formula="of:=IF([.B439]=[.E439]; &quot;&quot;; [.E439]-[.B439])" office:value-type="float" office:value="16" calcext:value-type="float">
            <text:p>16</text:p>
          </table:table-cell>
          <table:table-cell table:formula="of:=IF([.B439]=[.E439]; &quot;&quot;; (([.E439]-[.B439])/[.B439])*100)" office:value-type="float" office:value="2.1978021978022" calcext:value-type="float">
            <text:p>2.1978021978022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 office:value-type="string" office:string-value="*" calcext:value-type="string">
            <text:p>*</text:p>
          </table:table-cell>
          <table:table-cell table:formula="of:=IF([.B440]=[.E440]; &quot;&quot;; [.E440]-[.B440])" office:value-type="float" office:value="64" calcext:value-type="float">
            <text:p>64</text:p>
          </table:table-cell>
          <table:table-cell table:formula="of:=IF([.B440]=[.E440]; &quot;&quot;; (([.E440]-[.B440])/[.B440])*100)" office:value-type="float" office:value="4.65116279069768" calcext:value-type="float">
            <text:p>4.65116279069768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096" calcext:value-type="float">
            <text:p>5096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096" calcext:value-type="float">
            <text:p>509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formula="of:=IF([.B442]=[.E442]; &quot;&quot;; [.E442]-[.B442])">
            <text:p/>
          </table:table-cell>
          <table:table-cell table:formula="of:=IF([.B442]=[.E442]; &quot;&quot;; (([.E442]-[.B442])/[.B442])*100)">
            <text:p/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IF([.B443]=[.E443]; &quot;&quot;; &quot;*&quot;)" office:value-type="string" office:string-value="*" calcext:value-type="string">
            <text:p>*</text:p>
          </table:table-cell>
          <table:table-cell table:formula="of:=IF([.B443]=[.E443]; &quot;&quot;; [.E443]-[.B443])" office:value-type="float" office:value="16" calcext:value-type="float">
            <text:p>16</text:p>
          </table:table-cell>
          <table:table-cell table:formula="of:=IF([.B443]=[.E443]; &quot;&quot;; (([.E443]-[.B443])/[.B443])*100)" office:value-type="float" office:value="2.1978021978022" calcext:value-type="float">
            <text:p>2.1978021978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4T12:41:10.138632951</dc:date>
    <meta:editing-duration>PT3M2S</meta:editing-duration>
    <meta:editing-cycles>1</meta:editing-cycles>
    <meta:document-statistic meta:table-count="1" meta:cell-count="3544" meta:object-count="0"/>
  </office:meta>
</office:document-meta>
</file>